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1in"/>
    </style:style>
    <style:style style:name="co2" style:family="table-column">
      <style:table-column-properties fo:break-before="auto" style:column-width="0.6008in"/>
    </style:style>
    <style:style style:name="co3" style:family="table-column">
      <style:table-column-properties fo:break-before="auto" style:column-width="1.0264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7256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0.9846in"/>
    </style:style>
    <style:style style:name="co10" style:family="table-column">
      <style:table-column-properties fo:break-before="auto" style:column-width="2.15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ff99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ff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ackground-color="#ff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99ff" fo:border-left="0.0008in solid #000000" fo:border-right="0.0008in solid #000000" fo:border-top="none"/>
    </style:style>
    <style:style style:name="ce9" style:family="table-cell" style:parent-style-name="Default">
      <style:table-cell-properties fo:border-bottom="0.0008in solid #000000" fo:background-color="#ff99ff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Digikey item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Multiplied</text:p>
          </table:table-cell>
          <table:table-cell table:style-name="ce1" office:value-type="string">
            <text:p>With spares</text:p>
          </table:table-cell>
          <table:table-cell table:style-name="ce1" office:value-type="string">
            <text:p>Raised to price break</text:p>
          </table:table-cell>
          <table:table-cell table:number-columns-repeated="2"/>
          <table:table-cell table:style-name="ce2" office:value-type="string">
            <text:p>Multiplier</text:p>
          </table:table-cell>
          <table:table-cell table:style-name="ce2" office:value-type="string">
            <text:p>Spares (percent)</text:p>
          </table:table-cell>
          <table:table-cell table:style-name="ce7"/>
          <table:table-cell table:style-name="ce2" office:value-type="string">
            <text:p>Price breaks</text:p>
          </table:table-cell>
          <table:table-cell table:style-name="ce2" office:value-type="string">
            <text:p>Price break limit (percent)</text:p>
          </table:table-cell>
        </table:table-row>
        <table:table-row table:style-name="ro2">
          <table:table-cell office:value-type="string">
            <text:p>1124-1356-ND</text:p>
          </table:table-cell>
          <table:table-cell office:value-type="float" office:value="5">
            <text:p>5</text:p>
          </table:table-cell>
          <table:table-cell table:formula="of:=[.B2]*[.H2]" office:value-type="float" office:value="25">
            <text:p>25</text:p>
          </table:table-cell>
          <table:table-cell table:formula="of:=IF(ROUNDUP([.C2]*[.$I$2]*0.01)&gt;[.$I$4]; ROUNDUP([.C2]*(1+[.$I$2]*0.01)); [.C2]+[.$I$4])" office:value-type="float" office:value="29">
            <text:p>29</text:p>
          </table:table-cell>
          <table:table-cell table:formula="of:=IF(MATCH([.D2]*(1+[.$L$2]*0.01); [.$K$2:.$K$10]; 1)&lt;&gt;MATCH([.D2]; [.$K$2:.$K$10];1); INDEX([.$K$2:.$K$10]; MATCH([.D2]*(1+[.$L$2]*0.01); [.$K$2:.$K$10]; 1)); [.D2])" office:value-type="float" office:value="29">
            <text:p>29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4" office:value-type="float" office:value="15">
            <text:p>15</text:p>
          </table:table-cell>
          <table:table-cell/>
          <table:table-cell table:style-name="ce8" office:value-type="float" office:value="0">
            <text:p>0</text:p>
          </table:table-cell>
          <table:table-cell table:style-name="ce5" office:value-type="float" office:value="20">
            <text:p>20</text:p>
          </table:table-cell>
        </table:table-row>
        <table:table-row table:style-name="ro2">
          <table:table-cell office:value-type="string">
            <text:p>1124-1421-ND</text:p>
          </table:table-cell>
          <table:table-cell office:value-type="float" office:value="12">
            <text:p>12</text:p>
          </table:table-cell>
          <table:table-cell table:formula="of:=[.B3]*[.H2]" office:value-type="float" office:value="60">
            <text:p>60</text:p>
          </table:table-cell>
          <table:table-cell table:formula="of:=IF(ROUNDUP([.C3]*[.$I$2]*0.01)&gt;[.$I$4]; ROUNDUP([.C3]*(1+[.$I$2]*0.01)); [.C3]+[.$I$4])" office:value-type="float" office:value="69">
            <text:p>69</text:p>
          </table:table-cell>
          <table:table-cell table:formula="of:=IF(MATCH([.D3]*(1+[.$L$2]*0.01); [.$K$2:.$K$10]; 1)&lt;&gt;MATCH([.D3]; [.$K$2:.$K$10];1); INDEX([.$K$2:.$K$10]; MATCH([.D3]*(1+[.$L$2]*0.01); [.$K$2:.$K$10]; 1)); [.D3])" office:value-type="float" office:value="69">
            <text:p>69</text:p>
          </table:table-cell>
          <table:table-cell table:number-columns-repeated="3"/>
          <table:table-cell table:style-name="ce2" office:value-type="string">
            <text:p>Spares (min count)</text:p>
          </table:table-cell>
          <table:table-cell/>
          <table:table-cell table:style-name="ce8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CP-102B-ND</text:p>
          </table:table-cell>
          <table:table-cell office:value-type="float" office:value="1">
            <text:p>1</text:p>
          </table:table-cell>
          <table:table-cell table:formula="of:=[.B4]*[.H2]" office:value-type="float" office:value="5">
            <text:p>5</text:p>
          </table:table-cell>
          <table:table-cell table:formula="of:=IF(ROUNDUP([.C4]*[.$I$2]*0.01)&gt;[.$I$4]; ROUNDUP([.C4]*(1+[.$I$2]*0.01)); [.C4]+[.$I$4])" office:value-type="float" office:value="7">
            <text:p>7</text:p>
          </table:table-cell>
          <table:table-cell table:formula="of:=IF(MATCH([.D4]*(1+[.$L$2]*0.01); [.$K$2:.$K$10]; 1)&lt;&gt;MATCH([.D4]; [.$K$2:.$K$10];1); INDEX([.$K$2:.$K$10]; MATCH([.D4]*(1+[.$L$2]*0.01); [.$K$2:.$K$10]; 1)); [.D4])" office:value-type="float" office:value="7">
            <text:p>7</text:p>
          </table:table-cell>
          <table:table-cell table:number-columns-repeated="3"/>
          <table:table-cell table:style-name="ce5" office:value-type="float" office:value="2">
            <text:p>2</text:p>
          </table:table-cell>
          <table:table-cell/>
          <table:table-cell table:style-name="ce8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151-1119-ND</text:p>
          </table:table-cell>
          <table:table-cell office:value-type="float" office:value="1">
            <text:p>1</text:p>
          </table:table-cell>
          <table:table-cell table:formula="of:=[.B5]*[.$H$2]" office:value-type="float" office:value="5">
            <text:p>5</text:p>
          </table:table-cell>
          <table:table-cell table:formula="of:=IF(ROUNDUP([.C5]*[.$I$2]*0.01)&gt;[.$I$4]; ROUNDUP([.C5]*(1+[.$I$2]*0.01)); [.C5]+[.$I$4])" office:value-type="float" office:value="7">
            <text:p>7</text:p>
          </table:table-cell>
          <table:table-cell table:formula="of:=IF(MATCH([.D5]*(1+[.$L$2]*0.01); [.$K$2:.$K$10]; 1)&lt;&gt;MATCH([.D5]; [.$K$2:.$K$10];1); INDEX([.$K$2:.$K$10]; MATCH([.D5]*(1+[.$L$2]*0.01); [.$K$2:.$K$10]; 1)); [.D5])" office:value-type="float" office:value="7">
            <text:p>7</text:p>
          </table:table-cell>
          <table:table-cell table:number-columns-repeated="3"/>
          <table:table-cell table:style-name="ce6"/>
          <table:table-cell/>
          <table:table-cell table:style-name="ce8"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A19450-ND</text:p>
          </table:table-cell>
          <table:table-cell office:value-type="float" office:value="1">
            <text:p>1</text:p>
          </table:table-cell>
          <table:table-cell table:formula="of:=[.B6]*[.$H$2]" office:value-type="float" office:value="5">
            <text:p>5</text:p>
          </table:table-cell>
          <table:table-cell table:formula="of:=IF(ROUNDUP([.C6]*[.$I$2]*0.01)&gt;[.$I$4]; ROUNDUP([.C6]*(1+[.$I$2]*0.01)); [.C6]+[.$I$4])" office:value-type="float" office:value="7">
            <text:p>7</text:p>
          </table:table-cell>
          <table:table-cell table:formula="of:=IF(MATCH([.D6]*(1+[.$L$2]*0.01); [.$K$2:.$K$10]; 1)&lt;&gt;MATCH([.D6]; [.$K$2:.$K$10];1); INDEX([.$K$2:.$K$10]; MATCH([.D6]*(1+[.$L$2]*0.01); [.$K$2:.$K$10]; 1)); [.D6])" office:value-type="float" office:value="7">
            <text:p>7</text:p>
          </table:table-cell>
          <table:table-cell table:number-columns-repeated="5"/>
          <table:table-cell table:style-name="ce8"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296-19310-1-ND</text:p>
          </table:table-cell>
          <table:table-cell office:value-type="float" office:value="12">
            <text:p>12</text:p>
          </table:table-cell>
          <table:table-cell table:formula="of:=[.B7]*[.$H$2]" office:value-type="float" office:value="60">
            <text:p>60</text:p>
          </table:table-cell>
          <table:table-cell table:formula="of:=IF(ROUNDUP([.C7]*[.$I$2]*0.01)&gt;[.$I$4]; ROUNDUP([.C7]*(1+[.$I$2]*0.01)); [.C7]+[.$I$4])" office:value-type="float" office:value="69">
            <text:p>69</text:p>
          </table:table-cell>
          <table:table-cell table:formula="of:=IF(MATCH([.D7]*(1+[.$L$2]*0.01); [.$K$2:.$K$10]; 1)&lt;&gt;MATCH([.D7]; [.$K$2:.$K$10];1); INDEX([.$K$2:.$K$10]; MATCH([.D7]*(1+[.$L$2]*0.01); [.$K$2:.$K$10]; 1)); [.D7])" office:value-type="float" office:value="69">
            <text:p>69</text:p>
          </table:table-cell>
          <table:table-cell table:number-columns-repeated="5"/>
          <table:table-cell table:style-name="ce8" office:value-type="float" office:value="500">
            <text:p>500</text:p>
          </table:table-cell>
          <table:table-cell/>
        </table:table-row>
        <table:table-row table:style-name="ro2">
          <table:table-cell office:value-type="string">
            <text:p>490-4311-1-ND</text:p>
          </table:table-cell>
          <table:table-cell office:value-type="float" office:value="84">
            <text:p>84</text:p>
          </table:table-cell>
          <table:table-cell table:formula="of:=[.B8]*[.$H$2]" office:value-type="float" office:value="420">
            <text:p>420</text:p>
          </table:table-cell>
          <table:table-cell table:formula="of:=IF(ROUNDUP([.C8]*[.$I$2]*0.01)&gt;[.$I$4]; ROUNDUP([.C8]*(1+[.$I$2]*0.01)); [.C8]+[.$I$4])" office:value-type="float" office:value="483">
            <text:p>483</text:p>
          </table:table-cell>
          <table:table-cell table:formula="of:=IF(MATCH([.D8]*(1+[.$L$2]*0.01); [.$K$2:.$K$10]; 1)&lt;&gt;MATCH([.D8]; [.$K$2:.$K$10];1); INDEX([.$K$2:.$K$10]; MATCH([.D8]*(1+[.$L$2]*0.01); [.$K$2:.$K$10]; 1)); [.D8])" office:value-type="float" office:value="500">
            <text:p>500</text:p>
          </table:table-cell>
          <table:table-cell table:number-columns-repeated="5"/>
          <table:table-cell table:style-name="ce8" office:value-type="float" office:value="1000">
            <text:p>1000</text:p>
          </table:table-cell>
          <table:table-cell/>
        </table:table-row>
        <table:table-row table:style-name="ro2">
          <table:table-cell office:value-type="string">
            <text:p>587-1755-1-ND</text:p>
          </table:table-cell>
          <table:table-cell office:value-type="float" office:value="40">
            <text:p>40</text:p>
          </table:table-cell>
          <table:table-cell table:formula="of:=[.B9]*[.$H$2]" office:value-type="float" office:value="200">
            <text:p>200</text:p>
          </table:table-cell>
          <table:table-cell table:formula="of:=IF(ROUNDUP([.C9]*[.$I$2]*0.01)&gt;[.$I$4]; ROUNDUP([.C9]*(1+[.$I$2]*0.01)); [.C9]+[.$I$4])" office:value-type="float" office:value="230">
            <text:p>230</text:p>
          </table:table-cell>
          <table:table-cell table:formula="of:=IF(MATCH([.D9]*(1+[.$L$2]*0.01); [.$K$2:.$K$10]; 1)&lt;&gt;MATCH([.D9]; [.$K$2:.$K$10];1); INDEX([.$K$2:.$K$10]; MATCH([.D9]*(1+[.$L$2]*0.01); [.$K$2:.$K$10]; 1)); [.D9])" office:value-type="float" office:value="230">
            <text:p>230</text:p>
          </table:table-cell>
          <table:table-cell table:number-columns-repeated="5"/>
          <table:table-cell table:style-name="ce8" office:value-type="float" office:value="2500">
            <text:p>2500</text:p>
          </table:table-cell>
          <table:table-cell/>
        </table:table-row>
        <table:table-row table:style-name="ro2">
          <table:table-cell office:value-type="string">
            <text:p>490-14600-1-ND</text:p>
          </table:table-cell>
          <table:table-cell office:value-type="float" office:value="44">
            <text:p>44</text:p>
          </table:table-cell>
          <table:table-cell table:formula="of:=[.B10]*[.$H$2]" office:value-type="float" office:value="220">
            <text:p>220</text:p>
          </table:table-cell>
          <table:table-cell table:formula="of:=IF(ROUNDUP([.C10]*[.$I$2]*0.01)&gt;[.$I$4]; ROUNDUP([.C10]*(1+[.$I$2]*0.01)); [.C10]+[.$I$4])" office:value-type="float" office:value="253">
            <text:p>253</text:p>
          </table:table-cell>
          <table:table-cell table:formula="of:=IF(MATCH([.D10]*(1+[.$L$2]*0.01); [.$K$2:.$K$10]; 1)&lt;&gt;MATCH([.D10]; [.$K$2:.$K$10];1); INDEX([.$K$2:.$K$10]; MATCH([.D10]*(1+[.$L$2]*0.01); [.$K$2:.$K$10]; 1)); [.D10])" office:value-type="float" office:value="253">
            <text:p>253</text:p>
          </table:table-cell>
          <table:table-cell table:number-columns-repeated="5"/>
          <table:table-cell table:style-name="ce9" office:value-type="float" office:value="5000">
            <text:p>5000</text:p>
          </table:table-cell>
          <table:table-cell/>
        </table:table-row>
        <table:table-row table:style-name="ro2">
          <table:table-cell office:value-type="string">
            <text:p>311-39.0HRTR-ND</text:p>
          </table:table-cell>
          <table:table-cell office:value-type="float" office:value="16">
            <text:p>16</text:p>
          </table:table-cell>
          <table:table-cell table:formula="of:=[.B11]*[.$H$2]" office:value-type="float" office:value="80">
            <text:p>80</text:p>
          </table:table-cell>
          <table:table-cell table:formula="of:=IF(ROUNDUP([.C11]*[.$I$2]*0.01)&gt;[.$I$4]; ROUNDUP([.C11]*(1+[.$I$2]*0.01)); [.C11]+[.$I$4])" office:value-type="float" office:value="92">
            <text:p>92</text:p>
          </table:table-cell>
          <table:table-cell table:formula="of:=IF(MATCH([.D11]*(1+[.$L$2]*0.01); [.$K$2:.$K$10]; 1)&lt;&gt;MATCH([.D11]; [.$K$2:.$K$10];1); INDEX([.$K$2:.$K$10]; MATCH([.D11]*(1+[.$L$2]*0.01); [.$K$2:.$K$10]; 1)); [.D11])" office:value-type="float" office:value="100">
            <text:p>100</text:p>
          </table:table-cell>
          <table:table-cell table:number-columns-repeated="7"/>
        </table:table-row>
        <table:table-row table:style-name="ro2">
          <table:table-cell office:value-type="string">
            <text:p>296-15172-1-ND</text:p>
          </table:table-cell>
          <table:table-cell office:value-type="float" office:value="8">
            <text:p>8</text:p>
          </table:table-cell>
          <table:table-cell table:formula="of:=[.B12]*[.$H$2]" office:value-type="float" office:value="40">
            <text:p>40</text:p>
          </table:table-cell>
          <table:table-cell table:formula="of:=IF(ROUNDUP([.C12]*[.$I$2]*0.01)&gt;[.$I$4]; ROUNDUP([.C12]*(1+[.$I$2]*0.01)); [.C12]+[.$I$4])" office:value-type="float" office:value="46">
            <text:p>46</text:p>
          </table:table-cell>
          <table:table-cell table:formula="of:=IF(MATCH([.D12]*(1+[.$L$2]*0.01); [.$K$2:.$K$10]; 1)&lt;&gt;MATCH([.D12]; [.$K$2:.$K$10];1); INDEX([.$K$2:.$K$10]; MATCH([.D12]*(1+[.$L$2]*0.01); [.$K$2:.$K$10]; 1)); [.D12])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311-470HRCT-ND</text:p>
          </table:table-cell>
          <table:table-cell office:value-type="float" office:value="4">
            <text:p>4</text:p>
          </table:table-cell>
          <table:table-cell table:formula="of:=[.B13]*[.$H$2]" office:value-type="float" office:value="20">
            <text:p>20</text:p>
          </table:table-cell>
          <table:table-cell table:formula="of:=IF(ROUNDUP([.C13]*[.$I$2]*0.01)&gt;[.$I$4]; ROUNDUP([.C13]*(1+[.$I$2]*0.01)); [.C13]+[.$I$4])" office:value-type="float" office:value="23">
            <text:p>23</text:p>
          </table:table-cell>
          <table:table-cell table:formula="of:=IF(MATCH([.D13]*(1+[.$L$2]*0.01); [.$K$2:.$K$10]; 1)&lt;&gt;MATCH([.D13]; [.$K$2:.$K$10];1); INDEX([.$K$2:.$K$10]; MATCH([.D13]*(1+[.$L$2]*0.01); [.$K$2:.$K$10]; 1)); [.D13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399-9057-1-ND</text:p>
          </table:table-cell>
          <table:table-cell office:value-type="float" office:value="4">
            <text:p>4</text:p>
          </table:table-cell>
          <table:table-cell table:formula="of:=[.B14]*[.$H$2]" office:value-type="float" office:value="20">
            <text:p>20</text:p>
          </table:table-cell>
          <table:table-cell table:formula="of:=IF(ROUNDUP([.C14]*[.$I$2]*0.01)&gt;[.$I$4]; ROUNDUP([.C14]*(1+[.$I$2]*0.01)); [.C14]+[.$I$4])" office:value-type="float" office:value="23">
            <text:p>23</text:p>
          </table:table-cell>
          <table:table-cell table:formula="of:=IF(MATCH([.D14]*(1+[.$L$2]*0.01); [.$K$2:.$K$10]; 1)&lt;&gt;MATCH([.D14]; [.$K$2:.$K$10];1); INDEX([.$K$2:.$K$10]; MATCH([.D14]*(1+[.$L$2]*0.01); [.$K$2:.$K$10]; 1)); [.D14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YAG3125DKR-ND</text:p>
          </table:table-cell>
          <table:table-cell office:value-type="float" office:value="4">
            <text:p>4</text:p>
          </table:table-cell>
          <table:table-cell table:formula="of:=[.B15]*[.$H$2]" office:value-type="float" office:value="20">
            <text:p>20</text:p>
          </table:table-cell>
          <table:table-cell table:formula="of:=IF(ROUNDUP([.C15]*[.$I$2]*0.01)&gt;[.$I$4]; ROUNDUP([.C15]*(1+[.$I$2]*0.01)); [.C15]+[.$I$4])" office:value-type="float" office:value="23">
            <text:p>23</text:p>
          </table:table-cell>
          <table:table-cell table:formula="of:=IF(MATCH([.D15]*(1+[.$L$2]*0.01); [.$K$2:.$K$10]; 1)&lt;&gt;MATCH([.D15]; [.$K$2:.$K$10];1); INDEX([.$K$2:.$K$10]; MATCH([.D15]*(1+[.$L$2]*0.01); [.$K$2:.$K$10]; 1)); [.D15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478-10205-1-ND</text:p>
          </table:table-cell>
          <table:table-cell office:value-type="float" office:value="4">
            <text:p>4</text:p>
          </table:table-cell>
          <table:table-cell table:formula="of:=[.B16]*[.$H$2]" office:value-type="float" office:value="20">
            <text:p>20</text:p>
          </table:table-cell>
          <table:table-cell table:formula="of:=IF(ROUNDUP([.C16]*[.$I$2]*0.01)&gt;[.$I$4]; ROUNDUP([.C16]*(1+[.$I$2]*0.01)); [.C16]+[.$I$4])" office:value-type="float" office:value="23">
            <text:p>23</text:p>
          </table:table-cell>
          <table:table-cell table:formula="of:=IF(MATCH([.D16]*(1+[.$L$2]*0.01); [.$K$2:.$K$10]; 1)&lt;&gt;MATCH([.D16]; [.$K$2:.$K$10];1); INDEX([.$K$2:.$K$10]; MATCH([.D16]*(1+[.$L$2]*0.01); [.$K$2:.$K$10]; 1)); [.D16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478-6720-1-ND</text:p>
          </table:table-cell>
          <table:table-cell office:value-type="float" office:value="4">
            <text:p>4</text:p>
          </table:table-cell>
          <table:table-cell table:formula="of:=[.B17]*[.$H$2]" office:value-type="float" office:value="20">
            <text:p>20</text:p>
          </table:table-cell>
          <table:table-cell table:formula="of:=IF(ROUNDUP([.C17]*[.$I$2]*0.01)&gt;[.$I$4]; ROUNDUP([.C17]*(1+[.$I$2]*0.01)); [.C17]+[.$I$4])" office:value-type="float" office:value="23">
            <text:p>23</text:p>
          </table:table-cell>
          <table:table-cell table:formula="of:=IF(MATCH([.D17]*(1+[.$L$2]*0.01); [.$K$2:.$K$10]; 1)&lt;&gt;MATCH([.D17]; [.$K$2:.$K$10];1); INDEX([.$K$2:.$K$10]; MATCH([.D17]*(1+[.$L$2]*0.01); [.$K$2:.$K$10]; 1)); [.D17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399-1061-1-ND</text:p>
          </table:table-cell>
          <table:table-cell office:value-type="float" office:value="4">
            <text:p>4</text:p>
          </table:table-cell>
          <table:table-cell table:formula="of:=[.B18]*[.$H$2]" office:value-type="float" office:value="20">
            <text:p>20</text:p>
          </table:table-cell>
          <table:table-cell table:formula="of:=IF(ROUNDUP([.C18]*[.$I$2]*0.01)&gt;[.$I$4]; ROUNDUP([.C18]*(1+[.$I$2]*0.01)); [.C18]+[.$I$4])" office:value-type="float" office:value="23">
            <text:p>23</text:p>
          </table:table-cell>
          <table:table-cell table:formula="of:=IF(MATCH([.D18]*(1+[.$L$2]*0.01); [.$K$2:.$K$10]; 1)&lt;&gt;MATCH([.D18]; [.$K$2:.$K$10];1); INDEX([.$K$2:.$K$10]; MATCH([.D18]*(1+[.$L$2]*0.01); [.$K$2:.$K$10]; 1)); [.D18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ADCMP553BRMZ-ND</text:p>
          </table:table-cell>
          <table:table-cell office:value-type="float" office:value="4">
            <text:p>4</text:p>
          </table:table-cell>
          <table:table-cell table:formula="of:=[.B19]*[.$H$2]" office:value-type="float" office:value="20">
            <text:p>20</text:p>
          </table:table-cell>
          <table:table-cell table:formula="of:=IF(ROUNDUP([.C19]*[.$I$2]*0.01)&gt;[.$I$4]; ROUNDUP([.C19]*(1+[.$I$2]*0.01)); [.C19]+[.$I$4])" office:value-type="float" office:value="23">
            <text:p>23</text:p>
          </table:table-cell>
          <table:table-cell table:formula="of:=IF(MATCH([.D19]*(1+[.$L$2]*0.01); [.$K$2:.$K$10]; 1)&lt;&gt;MATCH([.D19]; [.$K$2:.$K$10];1); INDEX([.$K$2:.$K$10]; MATCH([.D19]*(1+[.$L$2]*0.01); [.$K$2:.$K$10]; 1)); [.D19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MC100ELT21DGOS-ND</text:p>
          </table:table-cell>
          <table:table-cell office:value-type="float" office:value="4">
            <text:p>4</text:p>
          </table:table-cell>
          <table:table-cell table:formula="of:=[.B20]*[.$H$2]" office:value-type="float" office:value="20">
            <text:p>20</text:p>
          </table:table-cell>
          <table:table-cell table:formula="of:=IF(ROUNDUP([.C20]*[.$I$2]*0.01)&gt;[.$I$4]; ROUNDUP([.C20]*(1+[.$I$2]*0.01)); [.C20]+[.$I$4])" office:value-type="float" office:value="23">
            <text:p>23</text:p>
          </table:table-cell>
          <table:table-cell table:formula="of:=IF(MATCH([.D20]*(1+[.$L$2]*0.01); [.$K$2:.$K$10]; 1)&lt;&gt;MATCH([.D20]; [.$K$2:.$K$10];1); INDEX([.$K$2:.$K$10]; MATCH([.D20]*(1+[.$L$2]*0.01); [.$K$2:.$K$10]; 1)); [.D20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296-22859-1-ND</text:p>
          </table:table-cell>
          <table:table-cell office:value-type="float" office:value="4">
            <text:p>4</text:p>
          </table:table-cell>
          <table:table-cell table:formula="of:=[.B21]*[.$H$2]" office:value-type="float" office:value="20">
            <text:p>20</text:p>
          </table:table-cell>
          <table:table-cell table:formula="of:=IF(ROUNDUP([.C21]*[.$I$2]*0.01)&gt;[.$I$4]; ROUNDUP([.C21]*(1+[.$I$2]*0.01)); [.C21]+[.$I$4])" office:value-type="float" office:value="23">
            <text:p>23</text:p>
          </table:table-cell>
          <table:table-cell table:formula="of:=IF(MATCH([.D21]*(1+[.$L$2]*0.01); [.$K$2:.$K$10]; 1)&lt;&gt;MATCH([.D21]; [.$K$2:.$K$10];1); INDEX([.$K$2:.$K$10]; MATCH([.D21]*(1+[.$L$2]*0.01); [.$K$2:.$K$10]; 1)); [.D21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296-11933-1-ND</text:p>
          </table:table-cell>
          <table:table-cell office:value-type="float" office:value="4">
            <text:p>4</text:p>
          </table:table-cell>
          <table:table-cell table:formula="of:=[.B22]*[.$H$2]" office:value-type="float" office:value="20">
            <text:p>20</text:p>
          </table:table-cell>
          <table:table-cell table:formula="of:=IF(ROUNDUP([.C22]*[.$I$2]*0.01)&gt;[.$I$4]; ROUNDUP([.C22]*(1+[.$I$2]*0.01)); [.C22]+[.$I$4])" office:value-type="float" office:value="23">
            <text:p>23</text:p>
          </table:table-cell>
          <table:table-cell table:formula="of:=IF(MATCH([.D22]*(1+[.$L$2]*0.01); [.$K$2:.$K$10]; 1)&lt;&gt;MATCH([.D22]; [.$K$2:.$K$10];1); INDEX([.$K$2:.$K$10]; MATCH([.D22]*(1+[.$L$2]*0.01); [.$K$2:.$K$10]; 1)); [.D22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MCP6001T-I/OTCT-ND</text:p>
          </table:table-cell>
          <table:table-cell office:value-type="float" office:value="4">
            <text:p>4</text:p>
          </table:table-cell>
          <table:table-cell table:formula="of:=[.B23]*[.$H$2]" office:value-type="float" office:value="20">
            <text:p>20</text:p>
          </table:table-cell>
          <table:table-cell table:formula="of:=IF(ROUNDUP([.C23]*[.$I$2]*0.01)&gt;[.$I$4]; ROUNDUP([.C23]*(1+[.$I$2]*0.01)); [.C23]+[.$I$4])" office:value-type="float" office:value="23">
            <text:p>23</text:p>
          </table:table-cell>
          <table:table-cell table:formula="of:=IF(MATCH([.D23]*(1+[.$L$2]*0.01); [.$K$2:.$K$10]; 1)&lt;&gt;MATCH([.D23]; [.$K$2:.$K$10];1); INDEX([.$K$2:.$K$10]; MATCH([.D23]*(1+[.$L$2]*0.01); [.$K$2:.$K$10]; 1)); [.D23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311-82.5HRCT-ND</text:p>
          </table:table-cell>
          <table:table-cell office:value-type="float" office:value="8">
            <text:p>8</text:p>
          </table:table-cell>
          <table:table-cell table:formula="of:=[.B24]*[.$H$2]" office:value-type="float" office:value="40">
            <text:p>40</text:p>
          </table:table-cell>
          <table:table-cell table:formula="of:=IF(ROUNDUP([.C24]*[.$I$2]*0.01)&gt;[.$I$4]; ROUNDUP([.C24]*(1+[.$I$2]*0.01)); [.C24]+[.$I$4])" office:value-type="float" office:value="46">
            <text:p>46</text:p>
          </table:table-cell>
          <table:table-cell table:formula="of:=IF(MATCH([.D24]*(1+[.$L$2]*0.01); [.$K$2:.$K$10]; 1)&lt;&gt;MATCH([.D24]; [.$K$2:.$K$10];1); INDEX([.$K$2:.$K$10]; MATCH([.D24]*(1+[.$L$2]*0.01); [.$K$2:.$K$10]; 1)); [.D24])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311-124HRCT-ND</text:p>
          </table:table-cell>
          <table:table-cell office:value-type="float" office:value="8">
            <text:p>8</text:p>
          </table:table-cell>
          <table:table-cell table:formula="of:=[.B25]*[.$H$2]" office:value-type="float" office:value="40">
            <text:p>40</text:p>
          </table:table-cell>
          <table:table-cell table:formula="of:=IF(ROUNDUP([.C25]*[.$I$2]*0.01)&gt;[.$I$4]; ROUNDUP([.C25]*(1+[.$I$2]*0.01)); [.C25]+[.$I$4])" office:value-type="float" office:value="46">
            <text:p>46</text:p>
          </table:table-cell>
          <table:table-cell table:formula="of:=IF(MATCH([.D25]*(1+[.$L$2]*0.01); [.$K$2:.$K$10]; 1)&lt;&gt;MATCH([.D25]; [.$K$2:.$K$10];1); INDEX([.$K$2:.$K$10]; MATCH([.D25]*(1+[.$L$2]*0.01); [.$K$2:.$K$10]; 1)); [.D25])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3266W-503LF-ND</text:p>
          </table:table-cell>
          <table:table-cell office:value-type="float" office:value="4">
            <text:p>4</text:p>
          </table:table-cell>
          <table:table-cell table:formula="of:=[.B26]*[.$H$2]" office:value-type="float" office:value="20">
            <text:p>20</text:p>
          </table:table-cell>
          <table:table-cell table:formula="of:=IF(ROUNDUP([.C26]*[.$I$2]*0.01)&gt;[.$I$4]; ROUNDUP([.C26]*(1+[.$I$2]*0.01)); [.C26]+[.$I$4])" office:value-type="float" office:value="23">
            <text:p>23</text:p>
          </table:table-cell>
          <table:table-cell table:formula="of:=IF(MATCH([.D26]*(1+[.$L$2]*0.01); [.$K$2:.$K$10]; 1)&lt;&gt;MATCH([.D26]; [.$K$2:.$K$10];1); INDEX([.$K$2:.$K$10]; MATCH([.D26]*(1+[.$L$2]*0.01); [.$K$2:.$K$10]; 1)); [.D26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399-1061-6-ND</text:p>
          </table:table-cell>
          <table:table-cell office:value-type="float" office:value="4">
            <text:p>4</text:p>
          </table:table-cell>
          <table:table-cell table:formula="of:=[.B27]*[.$H$2]" office:value-type="float" office:value="20">
            <text:p>20</text:p>
          </table:table-cell>
          <table:table-cell table:formula="of:=IF(ROUNDUP([.C27]*[.$I$2]*0.01)&gt;[.$I$4]; ROUNDUP([.C27]*(1+[.$I$2]*0.01)); [.C27]+[.$I$4])" office:value-type="float" office:value="23">
            <text:p>23</text:p>
          </table:table-cell>
          <table:table-cell table:formula="of:=IF(MATCH([.D27]*(1+[.$L$2]*0.01); [.$K$2:.$K$10]; 1)&lt;&gt;MATCH([.D27]; [.$K$2:.$K$10];1); INDEX([.$K$2:.$K$10]; MATCH([.D27]*(1+[.$L$2]*0.01); [.$K$2:.$K$10]; 1)); [.D27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LL101C-GS08CT-ND</text:p>
          </table:table-cell>
          <table:table-cell office:value-type="float" office:value="8">
            <text:p>8</text:p>
          </table:table-cell>
          <table:table-cell table:formula="of:=[.B28]*[.$H$2]" office:value-type="float" office:value="40">
            <text:p>40</text:p>
          </table:table-cell>
          <table:table-cell table:formula="of:=IF(ROUNDUP([.C28]*[.$I$2]*0.01)&gt;[.$I$4]; ROUNDUP([.C28]*(1+[.$I$2]*0.01)); [.C28]+[.$I$4])" office:value-type="float" office:value="46">
            <text:p>46</text:p>
          </table:table-cell>
          <table:table-cell table:formula="of:=IF(MATCH([.D28]*(1+[.$L$2]*0.01); [.$K$2:.$K$10]; 1)&lt;&gt;MATCH([.D28]; [.$K$2:.$K$10];1); INDEX([.$K$2:.$K$10]; MATCH([.D28]*(1+[.$L$2]*0.01); [.$K$2:.$K$10]; 1)); [.D28])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MAX9378EUA+-ND</text:p>
          </table:table-cell>
          <table:table-cell office:value-type="float" office:value="4">
            <text:p>4</text:p>
          </table:table-cell>
          <table:table-cell table:formula="of:=[.B29]*[.$H$2]" office:value-type="float" office:value="20">
            <text:p>20</text:p>
          </table:table-cell>
          <table:table-cell table:formula="of:=IF(ROUNDUP([.C29]*[.$I$2]*0.01)&gt;[.$I$4]; ROUNDUP([.C29]*(1+[.$I$2]*0.01)); [.C29]+[.$I$4])" office:value-type="float" office:value="23">
            <text:p>23</text:p>
          </table:table-cell>
          <table:table-cell table:formula="of:=IF(MATCH([.D29]*(1+[.$L$2]*0.01); [.$K$2:.$K$10]; 1)&lt;&gt;MATCH([.D29]; [.$K$2:.$K$10];1); INDEX([.$K$2:.$K$10]; MATCH([.D29]*(1+[.$L$2]*0.01); [.$K$2:.$K$10]; 1)); [.D29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490-4392-1-ND</text:p>
          </table:table-cell>
          <table:table-cell office:value-type="float" office:value="28">
            <text:p>28</text:p>
          </table:table-cell>
          <table:table-cell table:formula="of:=[.B30]*[.$H$2]" office:value-type="float" office:value="140">
            <text:p>140</text:p>
          </table:table-cell>
          <table:table-cell table:formula="of:=IF(ROUNDUP([.C30]*[.$I$2]*0.01)&gt;[.$I$4]; ROUNDUP([.C30]*(1+[.$I$2]*0.01)); [.C30]+[.$I$4])" office:value-type="float" office:value="161">
            <text:p>161</text:p>
          </table:table-cell>
          <table:table-cell table:formula="of:=IF(MATCH([.D30]*(1+[.$L$2]*0.01); [.$K$2:.$K$10]; 1)&lt;&gt;MATCH([.D30]; [.$K$2:.$K$10];1); INDEX([.$K$2:.$K$10]; MATCH([.D30]*(1+[.$L$2]*0.01); [.$K$2:.$K$10]; 1)); [.D30])" office:value-type="float" office:value="161">
            <text:p>161</text:p>
          </table:table-cell>
          <table:table-cell table:number-columns-repeated="7"/>
        </table:table-row>
        <table:table-row table:style-name="ro2">
          <table:table-cell office:value-type="string">
            <text:p>3266W-103LF-ND</text:p>
          </table:table-cell>
          <table:table-cell office:value-type="float" office:value="9">
            <text:p>9</text:p>
          </table:table-cell>
          <table:table-cell table:formula="of:=[.B31]*[.$H$2]" office:value-type="float" office:value="45">
            <text:p>45</text:p>
          </table:table-cell>
          <table:table-cell table:formula="of:=IF(ROUNDUP([.C31]*[.$I$2]*0.01)&gt;[.$I$4]; ROUNDUP([.C31]*(1+[.$I$2]*0.01)); [.C31]+[.$I$4])" office:value-type="float" office:value="52">
            <text:p>52</text:p>
          </table:table-cell>
          <table:table-cell table:formula="of:=IF(MATCH([.D31]*(1+[.$L$2]*0.01); [.$K$2:.$K$10]; 1)&lt;&gt;MATCH([.D31]; [.$K$2:.$K$10];1); INDEX([.$K$2:.$K$10]; MATCH([.D31]*(1+[.$L$2]*0.01); [.$K$2:.$K$10]; 1)); [.D31])" office:value-type="float" office:value="52">
            <text:p>52</text:p>
          </table:table-cell>
          <table:table-cell table:number-columns-repeated="7"/>
        </table:table-row>
        <table:table-row table:style-name="ro2">
          <table:table-cell office:value-type="string">
            <text:p>1SS387L3FCT-ND</text:p>
          </table:table-cell>
          <table:table-cell office:value-type="float" office:value="8">
            <text:p>8</text:p>
          </table:table-cell>
          <table:table-cell table:formula="of:=[.B32]*[.$H$2]" office:value-type="float" office:value="40">
            <text:p>40</text:p>
          </table:table-cell>
          <table:table-cell table:formula="of:=IF(ROUNDUP([.C32]*[.$I$2]*0.01)&gt;[.$I$4]; ROUNDUP([.C32]*(1+[.$I$2]*0.01)); [.C32]+[.$I$4])" office:value-type="float" office:value="46">
            <text:p>46</text:p>
          </table:table-cell>
          <table:table-cell table:formula="of:=IF(MATCH([.D32]*(1+[.$L$2]*0.01); [.$K$2:.$K$10]; 1)&lt;&gt;MATCH([.D32]; [.$K$2:.$K$10];1); INDEX([.$K$2:.$K$10]; MATCH([.D32]*(1+[.$L$2]*0.01); [.$K$2:.$K$10]; 1)); [.D32])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S9000-ND</text:p>
          </table:table-cell>
          <table:table-cell office:value-type="float" office:value="7">
            <text:p>7</text:p>
          </table:table-cell>
          <table:table-cell table:formula="of:=[.B33]*[.$H$2]" office:value-type="float" office:value="35">
            <text:p>35</text:p>
          </table:table-cell>
          <table:table-cell table:formula="of:=IF(ROUNDUP([.C33]*[.$I$2]*0.01)&gt;[.$I$4]; ROUNDUP([.C33]*(1+[.$I$2]*0.01)); [.C33]+[.$I$4])" office:value-type="float" office:value="41">
            <text:p>41</text:p>
          </table:table-cell>
          <table:table-cell table:formula="of:=IF(MATCH([.D33]*(1+[.$L$2]*0.01); [.$K$2:.$K$10]; 1)&lt;&gt;MATCH([.D33]; [.$K$2:.$K$10];1); INDEX([.$K$2:.$K$10]; MATCH([.D33]*(1+[.$L$2]*0.01); [.$K$2:.$K$10]; 1)); [.D33])" office:value-type="float" office:value="41">
            <text:p>41</text:p>
          </table:table-cell>
          <table:table-cell table:number-columns-repeated="7"/>
        </table:table-row>
        <table:table-row table:style-name="ro2">
          <table:table-cell office:value-type="string">
            <text:p>A26543-ND</text:p>
          </table:table-cell>
          <table:table-cell office:value-type="float" office:value="4">
            <text:p>4</text:p>
          </table:table-cell>
          <table:table-cell table:formula="of:=[.B34]*[.$H$2]" office:value-type="float" office:value="20">
            <text:p>20</text:p>
          </table:table-cell>
          <table:table-cell table:formula="of:=IF(ROUNDUP([.C34]*[.$I$2]*0.01)&gt;[.$I$4]; ROUNDUP([.C34]*(1+[.$I$2]*0.01)); [.C34]+[.$I$4])" office:value-type="float" office:value="23">
            <text:p>23</text:p>
          </table:table-cell>
          <table:table-cell table:formula="of:=IF(MATCH([.D34]*(1+[.$L$2]*0.01); [.$K$2:.$K$10]; 1)&lt;&gt;MATCH([.D34]; [.$K$2:.$K$10];1); INDEX([.$K$2:.$K$10]; MATCH([.D34]*(1+[.$L$2]*0.01); [.$K$2:.$K$10]; 1)); [.D34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ED10563-ND</text:p>
          </table:table-cell>
          <table:table-cell office:value-type="float" office:value="4">
            <text:p>4</text:p>
          </table:table-cell>
          <table:table-cell table:formula="of:=[.B35]*[.$H$2]" office:value-type="float" office:value="20">
            <text:p>20</text:p>
          </table:table-cell>
          <table:table-cell table:formula="of:=IF(ROUNDUP([.C35]*[.$I$2]*0.01)&gt;[.$I$4]; ROUNDUP([.C35]*(1+[.$I$2]*0.01)); [.C35]+[.$I$4])" office:value-type="float" office:value="23">
            <text:p>23</text:p>
          </table:table-cell>
          <table:table-cell table:formula="of:=IF(MATCH([.D35]*(1+[.$L$2]*0.01); [.$K$2:.$K$10]; 1)&lt;&gt;MATCH([.D35]; [.$K$2:.$K$10];1); INDEX([.$K$2:.$K$10]; MATCH([.D35]*(1+[.$L$2]*0.01); [.$K$2:.$K$10]; 1)); [.D35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CT2064ST-ND</text:p>
          </table:table-cell>
          <table:table-cell office:value-type="float" office:value="3">
            <text:p>3</text:p>
          </table:table-cell>
          <table:table-cell table:formula="of:=[.B36]*[.$H$2]" office:value-type="float" office:value="15">
            <text:p>15</text:p>
          </table:table-cell>
          <table:table-cell table:formula="of:=IF(ROUNDUP([.C36]*[.$I$2]*0.01)&gt;[.$I$4]; ROUNDUP([.C36]*(1+[.$I$2]*0.01)); [.C36]+[.$I$4])" office:value-type="float" office:value="18">
            <text:p>18</text:p>
          </table:table-cell>
          <table:table-cell table:formula="of:=IF(MATCH([.D36]*(1+[.$L$2]*0.01); [.$K$2:.$K$10]; 1)&lt;&gt;MATCH([.D36]; [.$K$2:.$K$10];1); INDEX([.$K$2:.$K$10]; MATCH([.D36]*(1+[.$L$2]*0.01); [.$K$2:.$K$10]; 1)); [.D36])" office:value-type="float" office:value="18">
            <text:p>18</text:p>
          </table:table-cell>
          <table:table-cell table:number-columns-repeated="7"/>
        </table:table-row>
        <table:table-row table:style-name="ro2">
          <table:table-cell office:value-type="string">
            <text:p>311-10KGRCT-ND</text:p>
          </table:table-cell>
          <table:table-cell office:value-type="float" office:value="12">
            <text:p>12</text:p>
          </table:table-cell>
          <table:table-cell table:formula="of:=[.B37]*[.$H$2]" office:value-type="float" office:value="60">
            <text:p>60</text:p>
          </table:table-cell>
          <table:table-cell table:formula="of:=IF(ROUNDUP([.C37]*[.$I$2]*0.01)&gt;[.$I$4]; ROUNDUP([.C37]*(1+[.$I$2]*0.01)); [.C37]+[.$I$4])" office:value-type="float" office:value="69">
            <text:p>69</text:p>
          </table:table-cell>
          <table:table-cell table:formula="of:=IF(MATCH([.D37]*(1+[.$L$2]*0.01); [.$K$2:.$K$10]; 1)&lt;&gt;MATCH([.D37]; [.$K$2:.$K$10];1); INDEX([.$K$2:.$K$10]; MATCH([.D37]*(1+[.$L$2]*0.01); [.$K$2:.$K$10]; 1)); [.D37])" office:value-type="float" office:value="69">
            <text:p>69</text:p>
          </table:table-cell>
          <table:table-cell table:number-columns-repeated="7"/>
        </table:table-row>
        <table:table-row table:style-name="ro2">
          <table:table-cell office:value-type="string">
            <text:p>MAX4634EUB+TCT-ND</text:p>
          </table:table-cell>
          <table:table-cell office:value-type="float" office:value="1">
            <text:p>1</text:p>
          </table:table-cell>
          <table:table-cell table:formula="of:=[.B38]*[.$H$2]" office:value-type="float" office:value="5">
            <text:p>5</text:p>
          </table:table-cell>
          <table:table-cell table:formula="of:=IF(ROUNDUP([.C38]*[.$I$2]*0.01)&gt;[.$I$4]; ROUNDUP([.C38]*(1+[.$I$2]*0.01)); [.C38]+[.$I$4])" office:value-type="float" office:value="7">
            <text:p>7</text:p>
          </table:table-cell>
          <table:table-cell table:formula="of:=IF(MATCH([.D38]*(1+[.$L$2]*0.01); [.$K$2:.$K$10]; 1)&lt;&gt;MATCH([.D38]; [.$K$2:.$K$10];1); INDEX([.$K$2:.$K$10]; MATCH([.D38]*(1+[.$L$2]*0.01); [.$K$2:.$K$10]; 1)); [.D38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296-39196-5-ND</text:p>
          </table:table-cell>
          <table:table-cell office:value-type="float" office:value="2">
            <text:p>2</text:p>
          </table:table-cell>
          <table:table-cell table:formula="of:=[.B39]*[.$H$2]" office:value-type="float" office:value="10">
            <text:p>10</text:p>
          </table:table-cell>
          <table:table-cell table:formula="of:=IF(ROUNDUP([.C39]*[.$I$2]*0.01)&gt;[.$I$4]; ROUNDUP([.C39]*(1+[.$I$2]*0.01)); [.C39]+[.$I$4])" office:value-type="float" office:value="12">
            <text:p>12</text:p>
          </table:table-cell>
          <table:table-cell table:formula="of:=IF(MATCH([.D39]*(1+[.$L$2]*0.01); [.$K$2:.$K$10]; 1)&lt;&gt;MATCH([.D39]; [.$K$2:.$K$10];1); INDEX([.$K$2:.$K$10]; MATCH([.D39]*(1+[.$L$2]*0.01); [.$K$2:.$K$10]; 1)); [.D39])" office:value-type="float" office:value="12">
            <text:p>12</text:p>
          </table:table-cell>
          <table:table-cell table:number-columns-repeated="7"/>
        </table:table-row>
        <table:table-row table:style-name="ro2">
          <table:table-cell office:value-type="string">
            <text:p>3310H-001-103L-ND</text:p>
          </table:table-cell>
          <table:table-cell office:value-type="float" office:value="1">
            <text:p>1</text:p>
          </table:table-cell>
          <table:table-cell table:formula="of:=[.B40]*[.$H$2]" office:value-type="float" office:value="5">
            <text:p>5</text:p>
          </table:table-cell>
          <table:table-cell table:formula="of:=IF(ROUNDUP([.C40]*[.$I$2]*0.01)&gt;[.$I$4]; ROUNDUP([.C40]*(1+[.$I$2]*0.01)); [.C40]+[.$I$4])" office:value-type="float" office:value="7">
            <text:p>7</text:p>
          </table:table-cell>
          <table:table-cell table:formula="of:=IF(MATCH([.D40]*(1+[.$L$2]*0.01); [.$K$2:.$K$10]; 1)&lt;&gt;MATCH([.D40]; [.$K$2:.$K$10];1); INDEX([.$K$2:.$K$10]; MATCH([.D40]*(1+[.$L$2]*0.01); [.$K$2:.$K$10]; 1)); [.D40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399-9371-1-ND</text:p>
          </table:table-cell>
          <table:table-cell office:value-type="float" office:value="3">
            <text:p>3</text:p>
          </table:table-cell>
          <table:table-cell table:formula="of:=[.B41]*[.$H$2]" office:value-type="float" office:value="15">
            <text:p>15</text:p>
          </table:table-cell>
          <table:table-cell table:formula="of:=IF(ROUNDUP([.C41]*[.$I$2]*0.01)&gt;[.$I$4]; ROUNDUP([.C41]*(1+[.$I$2]*0.01)); [.C41]+[.$I$4])" office:value-type="float" office:value="18">
            <text:p>18</text:p>
          </table:table-cell>
          <table:table-cell table:formula="of:=IF(MATCH([.D41]*(1+[.$L$2]*0.01); [.$K$2:.$K$10]; 1)&lt;&gt;MATCH([.D41]; [.$K$2:.$K$10];1); INDEX([.$K$2:.$K$10]; MATCH([.D41]*(1+[.$L$2]*0.01); [.$K$2:.$K$10]; 1)); [.D41])" office:value-type="float" office:value="18">
            <text:p>18</text:p>
          </table:table-cell>
          <table:table-cell table:number-columns-repeated="7"/>
        </table:table-row>
        <table:table-row table:style-name="ro2">
          <table:table-cell office:value-type="string">
            <text:p>A26545-ND</text:p>
          </table:table-cell>
          <table:table-cell office:value-type="float" office:value="3">
            <text:p>3</text:p>
          </table:table-cell>
          <table:table-cell table:formula="of:=[.B42]*[.$H$2]" office:value-type="float" office:value="15">
            <text:p>15</text:p>
          </table:table-cell>
          <table:table-cell table:formula="of:=IF(ROUNDUP([.C42]*[.$I$2]*0.01)&gt;[.$I$4]; ROUNDUP([.C42]*(1+[.$I$2]*0.01)); [.C42]+[.$I$4])" office:value-type="float" office:value="18">
            <text:p>18</text:p>
          </table:table-cell>
          <table:table-cell table:formula="of:=IF(MATCH([.D42]*(1+[.$L$2]*0.01); [.$K$2:.$K$10]; 1)&lt;&gt;MATCH([.D42]; [.$K$2:.$K$10];1); INDEX([.$K$2:.$K$10]; MATCH([.D42]*(1+[.$L$2]*0.01); [.$K$2:.$K$10]; 1)); [.D42])" office:value-type="float" office:value="18">
            <text:p>18</text:p>
          </table:table-cell>
          <table:table-cell table:number-columns-repeated="7"/>
        </table:table-row>
        <table:table-row table:style-name="ro2">
          <table:table-cell office:value-type="string">
            <text:p>DS90LV019TM/NOPB-ND</text:p>
          </table:table-cell>
          <table:table-cell office:value-type="float" office:value="1">
            <text:p>1</text:p>
          </table:table-cell>
          <table:table-cell table:formula="of:=[.B43]*[.$H$2]" office:value-type="float" office:value="5">
            <text:p>5</text:p>
          </table:table-cell>
          <table:table-cell table:formula="of:=IF(ROUNDUP([.C43]*[.$I$2]*0.01)&gt;[.$I$4]; ROUNDUP([.C43]*(1+[.$I$2]*0.01)); [.C43]+[.$I$4])" office:value-type="float" office:value="7">
            <text:p>7</text:p>
          </table:table-cell>
          <table:table-cell table:formula="of:=IF(MATCH([.D43]*(1+[.$L$2]*0.01); [.$K$2:.$K$10]; 1)&lt;&gt;MATCH([.D43]; [.$K$2:.$K$10];1); INDEX([.$K$2:.$K$10]; MATCH([.D43]*(1+[.$L$2]*0.01); [.$K$2:.$K$10]; 1)); [.D43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399-4925-2-ND</text:p>
          </table:table-cell>
          <table:table-cell office:value-type="float" office:value="4">
            <text:p>4</text:p>
          </table:table-cell>
          <table:table-cell table:formula="of:=[.B44]*[.$H$2]" office:value-type="float" office:value="20">
            <text:p>20</text:p>
          </table:table-cell>
          <table:table-cell table:formula="of:=IF(ROUNDUP([.C44]*[.$I$2]*0.01)&gt;[.$I$4]; ROUNDUP([.C44]*(1+[.$I$2]*0.01)); [.C44]+[.$I$4])" office:value-type="float" office:value="23">
            <text:p>23</text:p>
          </table:table-cell>
          <table:table-cell table:formula="of:=IF(MATCH([.D44]*(1+[.$L$2]*0.01); [.$K$2:.$K$10]; 1)&lt;&gt;MATCH([.D44]; [.$K$2:.$K$10];1); INDEX([.$K$2:.$K$10]; MATCH([.D44]*(1+[.$L$2]*0.01); [.$K$2:.$K$10]; 1)); [.D44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732-7146-ND</text:p>
          </table:table-cell>
          <table:table-cell office:value-type="float" office:value="2">
            <text:p>2</text:p>
          </table:table-cell>
          <table:table-cell table:formula="of:=[.B45]*[.$H$2]" office:value-type="float" office:value="10">
            <text:p>10</text:p>
          </table:table-cell>
          <table:table-cell table:formula="of:=IF(ROUNDUP([.C45]*[.$I$2]*0.01)&gt;[.$I$4]; ROUNDUP([.C45]*(1+[.$I$2]*0.01)); [.C45]+[.$I$4])" office:value-type="float" office:value="12">
            <text:p>12</text:p>
          </table:table-cell>
          <table:table-cell table:formula="of:=IF(MATCH([.D45]*(1+[.$L$2]*0.01); [.$K$2:.$K$10]; 1)&lt;&gt;MATCH([.D45]; [.$K$2:.$K$10];1); INDEX([.$K$2:.$K$10]; MATCH([.D45]*(1+[.$L$2]*0.01); [.$K$2:.$K$10]; 1)); [.D45])" office:value-type="float" office:value="12">
            <text:p>12</text:p>
          </table:table-cell>
          <table:table-cell table:number-columns-repeated="7"/>
        </table:table-row>
        <table:table-row table:style-name="ro2">
          <table:table-cell office:value-type="string">
            <text:p>1470-1968-5-ND</text:p>
          </table:table-cell>
          <table:table-cell office:value-type="float" office:value="1">
            <text:p>1</text:p>
          </table:table-cell>
          <table:table-cell table:formula="of:=[.B46]*[.$H$2]" office:value-type="float" office:value="5">
            <text:p>5</text:p>
          </table:table-cell>
          <table:table-cell table:formula="of:=IF(ROUNDUP([.C46]*[.$I$2]*0.01)&gt;[.$I$4]; ROUNDUP([.C46]*(1+[.$I$2]*0.01)); [.C46]+[.$I$4])" office:value-type="float" office:value="7">
            <text:p>7</text:p>
          </table:table-cell>
          <table:table-cell table:formula="of:=IF(MATCH([.D46]*(1+[.$L$2]*0.01); [.$K$2:.$K$10]; 1)&lt;&gt;MATCH([.D46]; [.$K$2:.$K$10];1); INDEX([.$K$2:.$K$10]; MATCH([.D46]*(1+[.$L$2]*0.01); [.$K$2:.$K$10]; 1)); [.D46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102-2833-ND</text:p>
          </table:table-cell>
          <table:table-cell office:value-type="float" office:value="1">
            <text:p>1</text:p>
          </table:table-cell>
          <table:table-cell table:formula="of:=[.B47]*[.$H$2]" office:value-type="float" office:value="5">
            <text:p>5</text:p>
          </table:table-cell>
          <table:table-cell table:formula="of:=IF(ROUNDUP([.C47]*[.$I$2]*0.01)&gt;[.$I$4]; ROUNDUP([.C47]*(1+[.$I$2]*0.01)); [.C47]+[.$I$4])" office:value-type="float" office:value="7">
            <text:p>7</text:p>
          </table:table-cell>
          <table:table-cell table:formula="of:=IF(MATCH([.D47]*(1+[.$L$2]*0.01); [.$K$2:.$K$10]; 1)&lt;&gt;MATCH([.D47]; [.$K$2:.$K$10];1); INDEX([.$K$2:.$K$10]; MATCH([.D47]*(1+[.$L$2]*0.01); [.$K$2:.$K$10]; 1)); [.D47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709-1036-6-ND</text:p>
          </table:table-cell>
          <table:table-cell office:value-type="float" office:value="1">
            <text:p>1</text:p>
          </table:table-cell>
          <table:table-cell table:formula="of:=[.B48]*[.$H$2]" office:value-type="float" office:value="5">
            <text:p>5</text:p>
          </table:table-cell>
          <table:table-cell table:formula="of:=IF(ROUNDUP([.C48]*[.$I$2]*0.01)&gt;[.$I$4]; ROUNDUP([.C48]*(1+[.$I$2]*0.01)); [.C48]+[.$I$4])" office:value-type="float" office:value="7">
            <text:p>7</text:p>
          </table:table-cell>
          <table:table-cell table:formula="of:=IF(MATCH([.D48]*(1+[.$L$2]*0.01); [.$K$2:.$K$10]; 1)&lt;&gt;MATCH([.D48]; [.$K$2:.$K$10];1); INDEX([.$K$2:.$K$10]; MATCH([.D48]*(1+[.$L$2]*0.01); [.$K$2:.$K$10]; 1)); [.D48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587-2988-1-ND</text:p>
          </table:table-cell>
          <table:table-cell office:value-type="float" office:value="2">
            <text:p>2</text:p>
          </table:table-cell>
          <table:table-cell table:formula="of:=[.B49]*[.$H$2]" office:value-type="float" office:value="10">
            <text:p>10</text:p>
          </table:table-cell>
          <table:table-cell table:formula="of:=IF(ROUNDUP([.C49]*[.$I$2]*0.01)&gt;[.$I$4]; ROUNDUP([.C49]*(1+[.$I$2]*0.01)); [.C49]+[.$I$4])" office:value-type="float" office:value="12">
            <text:p>12</text:p>
          </table:table-cell>
          <table:table-cell table:formula="of:=IF(MATCH([.D49]*(1+[.$L$2]*0.01); [.$K$2:.$K$10]; 1)&lt;&gt;MATCH([.D49]; [.$K$2:.$K$10];1); INDEX([.$K$2:.$K$10]; MATCH([.D49]*(1+[.$L$2]*0.01); [.$K$2:.$K$10]; 1)); [.D49])" office:value-type="float" office:value="12">
            <text:p>12</text:p>
          </table:table-cell>
          <table:table-cell table:number-columns-repeated="7"/>
        </table:table-row>
        <table:table-row table:style-name="ro2">
          <table:table-cell office:value-type="string">
            <text:p>AIUR-07-120K-ND</text:p>
          </table:table-cell>
          <table:table-cell office:value-type="float" office:value="1">
            <text:p>1</text:p>
          </table:table-cell>
          <table:table-cell table:formula="of:=[.B50]*[.$H$2]" office:value-type="float" office:value="5">
            <text:p>5</text:p>
          </table:table-cell>
          <table:table-cell table:formula="of:=IF(ROUNDUP([.C50]*[.$I$2]*0.01)&gt;[.$I$4]; ROUNDUP([.C50]*(1+[.$I$2]*0.01)); [.C50]+[.$I$4])" office:value-type="float" office:value="7">
            <text:p>7</text:p>
          </table:table-cell>
          <table:table-cell table:formula="of:=IF(MATCH([.D50]*(1+[.$L$2]*0.01); [.$K$2:.$K$10]; 1)&lt;&gt;MATCH([.D50]; [.$K$2:.$K$10];1); INDEX([.$K$2:.$K$10]; MATCH([.D50]*(1+[.$L$2]*0.01); [.$K$2:.$K$10]; 1)); [.D50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M8872-ND</text:p>
          </table:table-cell>
          <table:table-cell office:value-type="float" office:value="1">
            <text:p>1</text:p>
          </table:table-cell>
          <table:table-cell table:formula="of:=[.B51]*[.$H$2]" office:value-type="float" office:value="5">
            <text:p>5</text:p>
          </table:table-cell>
          <table:table-cell table:formula="of:=IF(ROUNDUP([.C51]*[.$I$2]*0.01)&gt;[.$I$4]; ROUNDUP([.C51]*(1+[.$I$2]*0.01)); [.C51]+[.$I$4])" office:value-type="float" office:value="7">
            <text:p>7</text:p>
          </table:table-cell>
          <table:table-cell table:formula="of:=IF(MATCH([.D51]*(1+[.$L$2]*0.01); [.$K$2:.$K$10]; 1)&lt;&gt;MATCH([.D51]; [.$K$2:.$K$10];1); INDEX([.$K$2:.$K$10]; MATCH([.D51]*(1+[.$L$2]*0.01); [.$K$2:.$K$10]; 1)); [.D51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P5184-ND</text:p>
          </table:table-cell>
          <table:table-cell office:value-type="float" office:value="2">
            <text:p>2</text:p>
          </table:table-cell>
          <table:table-cell table:formula="of:=[.B52]*[.$H$2]" office:value-type="float" office:value="10">
            <text:p>10</text:p>
          </table:table-cell>
          <table:table-cell table:formula="of:=IF(ROUNDUP([.C52]*[.$I$2]*0.01)&gt;[.$I$4]; ROUNDUP([.C52]*(1+[.$I$2]*0.01)); [.C52]+[.$I$4])" office:value-type="float" office:value="12">
            <text:p>12</text:p>
          </table:table-cell>
          <table:table-cell table:formula="of:=IF(MATCH([.D52]*(1+[.$L$2]*0.01); [.$K$2:.$K$10]; 1)&lt;&gt;MATCH([.D52]; [.$K$2:.$K$10];1); INDEX([.$K$2:.$K$10]; MATCH([.D52]*(1+[.$L$2]*0.01); [.$K$2:.$K$10]; 1)); [.D52])" office:value-type="float" office:value="12">
            <text:p>12</text:p>
          </table:table-cell>
          <table:table-cell table:number-columns-repeated="7"/>
        </table:table-row>
        <table:table-row table:style-name="ro2">
          <table:table-cell office:value-type="string">
            <text:p>SMCJ48AFSCT-ND</text:p>
          </table:table-cell>
          <table:table-cell office:value-type="float" office:value="1">
            <text:p>1</text:p>
          </table:table-cell>
          <table:table-cell table:formula="of:=[.B53]*[.$H$2]" office:value-type="float" office:value="5">
            <text:p>5</text:p>
          </table:table-cell>
          <table:table-cell table:formula="of:=IF(ROUNDUP([.C53]*[.$I$2]*0.01)&gt;[.$I$4]; ROUNDUP([.C53]*(1+[.$I$2]*0.01)); [.C53]+[.$I$4])" office:value-type="float" office:value="7">
            <text:p>7</text:p>
          </table:table-cell>
          <table:table-cell table:formula="of:=IF(MATCH([.D53]*(1+[.$L$2]*0.01); [.$K$2:.$K$10]; 1)&lt;&gt;MATCH([.D53]; [.$K$2:.$K$10];1); INDEX([.$K$2:.$K$10]; MATCH([.D53]*(1+[.$L$2]*0.01); [.$K$2:.$K$10]; 1)); [.D53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493-11380-1-ND</text:p>
          </table:table-cell>
          <table:table-cell office:value-type="float" office:value="1">
            <text:p>1</text:p>
          </table:table-cell>
          <table:table-cell table:formula="of:=[.B54]*[.$H$2]" office:value-type="float" office:value="5">
            <text:p>5</text:p>
          </table:table-cell>
          <table:table-cell table:formula="of:=IF(ROUNDUP([.C54]*[.$I$2]*0.01)&gt;[.$I$4]; ROUNDUP([.C54]*(1+[.$I$2]*0.01)); [.C54]+[.$I$4])" office:value-type="float" office:value="7">
            <text:p>7</text:p>
          </table:table-cell>
          <table:table-cell table:formula="of:=IF(MATCH([.D54]*(1+[.$L$2]*0.01); [.$K$2:.$K$10]; 1)&lt;&gt;MATCH([.D54]; [.$K$2:.$K$10];1); INDEX([.$K$2:.$K$10]; MATCH([.D54]*(1+[.$L$2]*0.01); [.$K$2:.$K$10]; 1)); [.D54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493-13464-1-ND</text:p>
          </table:table-cell>
          <table:table-cell office:value-type="float" office:value="2">
            <text:p>2</text:p>
          </table:table-cell>
          <table:table-cell table:formula="of:=[.B55]*[.$H$2]" office:value-type="float" office:value="10">
            <text:p>10</text:p>
          </table:table-cell>
          <table:table-cell table:formula="of:=IF(ROUNDUP([.C55]*[.$I$2]*0.01)&gt;[.$I$4]; ROUNDUP([.C55]*(1+[.$I$2]*0.01)); [.C55]+[.$I$4])" office:value-type="float" office:value="12">
            <text:p>12</text:p>
          </table:table-cell>
          <table:table-cell table:formula="of:=IF(MATCH([.D55]*(1+[.$L$2]*0.01); [.$K$2:.$K$10]; 1)&lt;&gt;MATCH([.D55]; [.$K$2:.$K$10];1); INDEX([.$K$2:.$K$10]; MATCH([.D55]*(1+[.$L$2]*0.01); [.$K$2:.$K$10]; 1)); [.D55])" office:value-type="float" office:value="12">
            <text:p>12</text:p>
          </table:table-cell>
          <table:table-cell table:number-columns-repeated="7"/>
        </table:table-row>
        <table:table-row table:style-name="ro2">
          <table:table-cell office:value-type="string">
            <text:p>RLB0914-120KL-ND</text:p>
          </table:table-cell>
          <table:table-cell office:value-type="float" office:value="1">
            <text:p>1</text:p>
          </table:table-cell>
          <table:table-cell table:formula="of:=[.B56]*[.$H$2]" office:value-type="float" office:value="5">
            <text:p>5</text:p>
          </table:table-cell>
          <table:table-cell table:formula="of:=IF(ROUNDUP([.C56]*[.$I$2]*0.01)&gt;[.$I$4]; ROUNDUP([.C56]*(1+[.$I$2]*0.01)); [.C56]+[.$I$4])" office:value-type="float" office:value="7">
            <text:p>7</text:p>
          </table:table-cell>
          <table:table-cell table:formula="of:=IF(MATCH([.D56]*(1+[.$L$2]*0.01); [.$K$2:.$K$10]; 1)&lt;&gt;MATCH([.D56]; [.$K$2:.$K$10];1); INDEX([.$K$2:.$K$10]; MATCH([.D56]*(1+[.$L$2]*0.01); [.$K$2:.$K$10]; 1)); [.D56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P19712CT-ND</text:p>
          </table:table-cell>
          <table:table-cell office:value-type="float" office:value="4">
            <text:p>4</text:p>
          </table:table-cell>
          <table:table-cell table:formula="of:=[.B57]*[.$H$2]" office:value-type="float" office:value="20">
            <text:p>20</text:p>
          </table:table-cell>
          <table:table-cell table:formula="of:=IF(ROUNDUP([.C57]*[.$I$2]*0.01)&gt;[.$I$4]; ROUNDUP([.C57]*(1+[.$I$2]*0.01)); [.C57]+[.$I$4])" office:value-type="float" office:value="23">
            <text:p>23</text:p>
          </table:table-cell>
          <table:table-cell table:formula="of:=IF(MATCH([.D57]*(1+[.$L$2]*0.01); [.$K$2:.$K$10]; 1)&lt;&gt;MATCH([.D57]; [.$K$2:.$K$10];1); INDEX([.$K$2:.$K$10]; MATCH([.D57]*(1+[.$L$2]*0.01); [.$K$2:.$K$10]; 1)); [.D57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445-6007-2-ND</text:p>
          </table:table-cell>
          <table:table-cell office:value-type="float" office:value="4">
            <text:p>4</text:p>
          </table:table-cell>
          <table:table-cell table:formula="of:=[.B58]*[.$H$2]" office:value-type="float" office:value="20">
            <text:p>20</text:p>
          </table:table-cell>
          <table:table-cell table:formula="of:=IF(ROUNDUP([.C58]*[.$I$2]*0.01)&gt;[.$I$4]; ROUNDUP([.C58]*(1+[.$I$2]*0.01)); [.C58]+[.$I$4])" office:value-type="float" office:value="23">
            <text:p>23</text:p>
          </table:table-cell>
          <table:table-cell table:formula="of:=IF(MATCH([.D58]*(1+[.$L$2]*0.01); [.$K$2:.$K$10]; 1)&lt;&gt;MATCH([.D58]; [.$K$2:.$K$10];1); INDEX([.$K$2:.$K$10]; MATCH([.D58]*(1+[.$L$2]*0.01); [.$K$2:.$K$10]; 1)); [.D58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311-0.18LWCT-ND</text:p>
          </table:table-cell>
          <table:table-cell office:value-type="float" office:value="2">
            <text:p>2</text:p>
          </table:table-cell>
          <table:table-cell table:formula="of:=[.B59]*[.$H$2]" office:value-type="float" office:value="10">
            <text:p>10</text:p>
          </table:table-cell>
          <table:table-cell table:formula="of:=IF(ROUNDUP([.C59]*[.$I$2]*0.01)&gt;[.$I$4]; ROUNDUP([.C59]*(1+[.$I$2]*0.01)); [.C59]+[.$I$4])" office:value-type="float" office:value="12">
            <text:p>12</text:p>
          </table:table-cell>
          <table:table-cell table:formula="of:=IF(MATCH([.D59]*(1+[.$L$2]*0.01); [.$K$2:.$K$10]; 1)&lt;&gt;MATCH([.D59]; [.$K$2:.$K$10];1); INDEX([.$K$2:.$K$10]; MATCH([.D59]*(1+[.$L$2]*0.01); [.$K$2:.$K$10]; 1)); [.D59])" office:value-type="float" office:value="12">
            <text:p>12</text:p>
          </table:table-cell>
          <table:table-cell table:number-columns-repeated="7"/>
        </table:table-row>
        <table:table-row table:style-name="ro2">
          <table:table-cell office:value-type="string">
            <text:p>F1504-ND</text:p>
          </table:table-cell>
          <table:table-cell office:value-type="float" office:value="1">
            <text:p>1</text:p>
          </table:table-cell>
          <table:table-cell table:formula="of:=[.B60]*[.$H$2]" office:value-type="float" office:value="5">
            <text:p>5</text:p>
          </table:table-cell>
          <table:table-cell table:formula="of:=IF(ROUNDUP([.C60]*[.$I$2]*0.01)&gt;[.$I$4]; ROUNDUP([.C60]*(1+[.$I$2]*0.01)); [.C60]+[.$I$4])" office:value-type="float" office:value="7">
            <text:p>7</text:p>
          </table:table-cell>
          <table:table-cell table:formula="of:=IF(MATCH([.D60]*(1+[.$L$2]*0.01); [.$K$2:.$K$10]; 1)&lt;&gt;MATCH([.D60]; [.$K$2:.$K$10];1); INDEX([.$K$2:.$K$10]; MATCH([.D60]*(1+[.$L$2]*0.01); [.$K$2:.$K$10]; 1)); [.D60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311-.4QCT-ND</text:p>
          </table:table-cell>
          <table:table-cell office:value-type="float" office:value="1">
            <text:p>1</text:p>
          </table:table-cell>
          <table:table-cell table:formula="of:=[.B61]*[.$H$2]" office:value-type="float" office:value="5">
            <text:p>5</text:p>
          </table:table-cell>
          <table:table-cell table:formula="of:=IF(ROUNDUP([.C61]*[.$I$2]*0.01)&gt;[.$I$4]; ROUNDUP([.C61]*(1+[.$I$2]*0.01)); [.C61]+[.$I$4])" office:value-type="float" office:value="7">
            <text:p>7</text:p>
          </table:table-cell>
          <table:table-cell table:formula="of:=IF(MATCH([.D61]*(1+[.$L$2]*0.01); [.$K$2:.$K$10]; 1)&lt;&gt;MATCH([.D61]; [.$K$2:.$K$10];1); INDEX([.$K$2:.$K$10]; MATCH([.D61]*(1+[.$L$2]*0.01); [.$K$2:.$K$10]; 1)); [.D61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CSR2010JTR300CT-ND</text:p>
          </table:table-cell>
          <table:table-cell office:value-type="float" office:value="1">
            <text:p>1</text:p>
          </table:table-cell>
          <table:table-cell table:formula="of:=[.B62]*[.$H$2]" office:value-type="float" office:value="5">
            <text:p>5</text:p>
          </table:table-cell>
          <table:table-cell table:formula="of:=IF(ROUNDUP([.C62]*[.$I$2]*0.01)&gt;[.$I$4]; ROUNDUP([.C62]*(1+[.$I$2]*0.01)); [.C62]+[.$I$4])" office:value-type="float" office:value="7">
            <text:p>7</text:p>
          </table:table-cell>
          <table:table-cell table:formula="of:=IF(MATCH([.D62]*(1+[.$L$2]*0.01); [.$K$2:.$K$10]; 1)&lt;&gt;MATCH([.D62]; [.$K$2:.$K$10];1); INDEX([.$K$2:.$K$10]; MATCH([.D62]*(1+[.$L$2]*0.01); [.$K$2:.$K$10]; 1)); [.D62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360-3351-ND</text:p>
          </table:table-cell>
          <table:table-cell office:value-type="float" office:value="1">
            <text:p>1</text:p>
          </table:table-cell>
          <table:table-cell table:formula="of:=[.B63]*[.$H$2]" office:value-type="float" office:value="5">
            <text:p>5</text:p>
          </table:table-cell>
          <table:table-cell table:formula="of:=IF(ROUNDUP([.C63]*[.$I$2]*0.01)&gt;[.$I$4]; ROUNDUP([.C63]*(1+[.$I$2]*0.01)); [.C63]+[.$I$4])" office:value-type="float" office:value="7">
            <text:p>7</text:p>
          </table:table-cell>
          <table:table-cell table:formula="of:=IF(MATCH([.D63]*(1+[.$L$2]*0.01); [.$K$2:.$K$10]; 1)&lt;&gt;MATCH([.D63]; [.$K$2:.$K$10];1); INDEX([.$K$2:.$K$10]; MATCH([.D63]*(1+[.$L$2]*0.01); [.$K$2:.$K$10]; 1)); [.D63])"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C503B-GCN-CY0C0791-ND</text:p>
          </table:table-cell>
          <table:table-cell office:value-type="float" office:value="3">
            <text:p>3</text:p>
          </table:table-cell>
          <table:table-cell table:formula="of:=[.B64]*[.$H$2]" office:value-type="float" office:value="15">
            <text:p>15</text:p>
          </table:table-cell>
          <table:table-cell table:formula="of:=IF(ROUNDUP([.C64]*[.$I$2]*0.01)&gt;[.$I$4]; ROUNDUP([.C64]*(1+[.$I$2]*0.01)); [.C64]+[.$I$4])" office:value-type="float" office:value="18">
            <text:p>18</text:p>
          </table:table-cell>
          <table:table-cell table:formula="of:=IF(MATCH([.D64]*(1+[.$L$2]*0.01); [.$K$2:.$K$10]; 1)&lt;&gt;MATCH([.D64]; [.$K$2:.$K$10];1); INDEX([.$K$2:.$K$10]; MATCH([.D64]*(1+[.$L$2]*0.01); [.$K$2:.$K$10]; 1)); [.D64])" office:value-type="float" office:value="18">
            <text:p>18</text:p>
          </table:table-cell>
          <table:table-cell table:number-columns-repeated="7"/>
        </table:table-row>
        <table:table-row table:style-name="ro2">
          <table:table-cell office:value-type="string">
            <text:p>36-5001-ND</text:p>
          </table:table-cell>
          <table:table-cell office:value-type="float" office:value="10">
            <text:p>10</text:p>
          </table:table-cell>
          <table:table-cell table:formula="of:=[.B65]*[.$H$2]" office:value-type="float" office:value="50">
            <text:p>50</text:p>
          </table:table-cell>
          <table:table-cell table:formula="of:=IF(ROUNDUP([.C65]*[.$I$2]*0.01)&gt;[.$I$4]; ROUNDUP([.C65]*(1+[.$I$2]*0.01)); [.C65]+[.$I$4])" office:value-type="float" office:value="58">
            <text:p>58</text:p>
          </table:table-cell>
          <table:table-cell table:formula="of:=IF(MATCH([.D65]*(1+[.$L$2]*0.01); [.$K$2:.$K$10]; 1)&lt;&gt;MATCH([.D65]; [.$K$2:.$K$10];1); INDEX([.$K$2:.$K$10]; MATCH([.D65]*(1+[.$L$2]*0.01); [.$K$2:.$K$10]; 1)); [.D65])" office:value-type="float" office:value="58">
            <text:p>58</text:p>
          </table:table-cell>
          <table:table-cell table:number-columns-repeated="7"/>
        </table:table-row>
        <table:table-row table:style-name="ro2">
          <table:table-cell office:value-type="string">
            <text:p>36-1902E-ND</text:p>
          </table:table-cell>
          <table:table-cell office:value-type="float" office:value="4">
            <text:p>4</text:p>
          </table:table-cell>
          <table:table-cell table:formula="of:=[.B66]*[.$H$2]" office:value-type="float" office:value="20">
            <text:p>20</text:p>
          </table:table-cell>
          <table:table-cell table:formula="of:=IF(ROUNDUP([.C66]*[.$I$2]*0.01)&gt;[.$I$4]; ROUNDUP([.C66]*(1+[.$I$2]*0.01)); [.C66]+[.$I$4])" office:value-type="float" office:value="23">
            <text:p>23</text:p>
          </table:table-cell>
          <table:table-cell table:formula="of:=IF(MATCH([.D66]*(1+[.$L$2]*0.01); [.$K$2:.$K$10]; 1)&lt;&gt;MATCH([.D66]; [.$K$2:.$K$10];1); INDEX([.$K$2:.$K$10]; MATCH([.D66]*(1+[.$L$2]*0.01); [.$K$2:.$K$10]; 1)); [.D66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36-4808-ND</text:p>
          </table:table-cell>
          <table:table-cell office:value-type="float" office:value="4">
            <text:p>4</text:p>
          </table:table-cell>
          <table:table-cell table:formula="of:=[.B67]*[.$H$2]" office:value-type="float" office:value="20">
            <text:p>20</text:p>
          </table:table-cell>
          <table:table-cell table:formula="of:=IF(ROUNDUP([.C67]*[.$I$2]*0.01)&gt;[.$I$4]; ROUNDUP([.C67]*(1+[.$I$2]*0.01)); [.C67]+[.$I$4])" office:value-type="float" office:value="23">
            <text:p>23</text:p>
          </table:table-cell>
          <table:table-cell table:formula="of:=IF(MATCH([.D67]*(1+[.$L$2]*0.01); [.$K$2:.$K$10]; 1)&lt;&gt;MATCH([.D67]; [.$K$2:.$K$10];1); INDEX([.$K$2:.$K$10]; MATCH([.D67]*(1+[.$L$2]*0.01); [.$K$2:.$K$10]; 1)); [.D67])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732-10381-ND</text:p>
          </table:table-cell>
          <table:table-cell office:value-type="float" office:value="3">
            <text:p>3</text:p>
          </table:table-cell>
          <table:table-cell table:formula="of:=[.B68]*[.$H$2]" office:value-type="float" office:value="15">
            <text:p>15</text:p>
          </table:table-cell>
          <table:table-cell table:formula="of:=IF(ROUNDUP([.C68]*[.$I$2]*0.01)&gt;[.$I$4]; ROUNDUP([.C68]*(1+[.$I$2]*0.01)); [.C68]+[.$I$4])" office:value-type="float" office:value="18">
            <text:p>18</text:p>
          </table:table-cell>
          <table:table-cell table:formula="of:=IF(MATCH([.D68]*(1+[.$L$2]*0.01); [.$K$2:.$K$10]; 1)&lt;&gt;MATCH([.D68]; [.$K$2:.$K$10];1); INDEX([.$K$2:.$K$10]; MATCH([.D68]*(1+[.$L$2]*0.01); [.$K$2:.$K$10]; 1)); [.D68])"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36-4708-NDf</text:p>
          </table:table-cell>
          <table:table-cell office:value-type="float" office:value="3">
            <text:p>3</text:p>
          </table:table-cell>
          <table:table-cell table:formula="of:=[.B69]*[.$H$2]" office:value-type="float" office:value="15">
            <text:p>15</text:p>
          </table:table-cell>
          <table:table-cell table:formula="of:=IF(ROUNDUP([.C69]*[.$I$2]*0.01)&gt;[.$I$4]; ROUNDUP([.C69]*(1+[.$I$2]*0.01)); [.C69]+[.$I$4])" office:value-type="float" office:value="18">
            <text:p>18</text:p>
          </table:table-cell>
          <table:table-cell table:formula="of:=IF(MATCH([.D69]*(1+[.$L$2]*0.01); [.$K$2:.$K$10]; 1)&lt;&gt;MATCH([.D69]; [.$K$2:.$K$10];1); INDEX([.$K$2:.$K$10]; MATCH([.D69]*(1+[.$L$2]*0.01); [.$K$2:.$K$10]; 1)); [.D69])" office:value-type="float" office:value="18">
            <text:p>18</text:p>
          </table:table-cell>
          <table:table-cell table:number-columns-repeated="7"/>
        </table:table-row>
        <table:table-row table:style-name="ro2">
          <table:table-cell office:value-type="string">
            <text:p>36-7689-1-ND</text:p>
          </table:table-cell>
          <table:table-cell office:value-type="float" office:value="3">
            <text:p>3</text:p>
          </table:table-cell>
          <table:table-cell table:formula="of:=[.B70]*[.$H$2]" office:value-type="float" office:value="15">
            <text:p>15</text:p>
          </table:table-cell>
          <table:table-cell table:formula="of:=IF(ROUNDUP([.C70]*[.$I$2]*0.01)&gt;[.$I$4]; ROUNDUP([.C70]*(1+[.$I$2]*0.01)); [.C70]+[.$I$4])" office:value-type="float" office:value="18">
            <text:p>18</text:p>
          </table:table-cell>
          <table:table-cell table:formula="of:=IF(MATCH([.D70]*(1+[.$L$2]*0.01); [.$K$2:.$K$10]; 1)&lt;&gt;MATCH([.D70]; [.$K$2:.$K$10];1); INDEX([.$K$2:.$K$10]; MATCH([.D70]*(1+[.$L$2]*0.01); [.$K$2:.$K$10]; 1)); [.D70])" office:value-type="float" office:value="18">
            <text:p>18</text:p>
          </table:table-cell>
          <table:table-cell table:number-columns-repeated="7"/>
        </table:table-row>
        <table:table-row table:style-name="ro2">
          <table:table-cell office:value-type="string">
            <text:p>HM1506-ND</text:p>
          </table:table-cell>
          <table:table-cell office:value-type="float" office:value="1">
            <text:p>1</text:p>
          </table:table-cell>
          <table:table-cell table:formula="of:=[.B71]*[.$H$2]" office:value-type="float" office:value="5">
            <text:p>5</text:p>
          </table:table-cell>
          <table:table-cell table:formula="of:=IF(ROUNDUP([.C71]*[.$I$2]*0.01)&gt;[.$I$4]; ROUNDUP([.C71]*(1+[.$I$2]*0.01)); [.C71]+[.$I$4])" office:value-type="float" office:value="7">
            <text:p>7</text:p>
          </table:table-cell>
          <table:table-cell table:formula="of:=IF(MATCH([.D71]*(1+[.$L$2]*0.01); [.$K$2:.$K$10]; 1)&lt;&gt;MATCH([.D71]; [.$K$2:.$K$10];1); INDEX([.$K$2:.$K$10]; MATCH([.D71]*(1+[.$L$2]*0.01); [.$K$2:.$K$10]; 1)); [.D71])"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72]*[.$H$2]" office:value-type="float" office:value="0">
            <text:p>0</text:p>
          </table:table-cell>
          <table:table-cell table:formula="of:=IF(ROUNDUP([.C72]*[.$I$2]*0.01)&gt;[.$I$4]; ROUNDUP([.C72]*(1+[.$I$2]*0.01)); [.C72]+[.$I$4])" office:value-type="float" office:value="2">
            <text:p>2</text:p>
          </table:table-cell>
          <table:table-cell table:formula="of:=IF(MATCH([.D72]*(1+[.$L$2]*0.01); [.$K$2:.$K$10]; 1)&lt;&gt;MATCH([.D72]; [.$K$2:.$K$10];1); INDEX([.$K$2:.$K$10]; MATCH([.D72]*(1+[.$L$2]*0.01); [.$K$2:.$K$10]; 1)); [.D7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73]*[.$H$2]" office:value-type="float" office:value="0">
            <text:p>0</text:p>
          </table:table-cell>
          <table:table-cell table:formula="of:=IF(ROUNDUP([.C73]*[.$I$2]*0.01)&gt;[.$I$4]; ROUNDUP([.C73]*(1+[.$I$2]*0.01)); [.C73]+[.$I$4])" office:value-type="float" office:value="2">
            <text:p>2</text:p>
          </table:table-cell>
          <table:table-cell table:formula="of:=IF(MATCH([.D73]*(1+[.$L$2]*0.01); [.$K$2:.$K$10]; 1)&lt;&gt;MATCH([.D73]; [.$K$2:.$K$10];1); INDEX([.$K$2:.$K$10]; MATCH([.D73]*(1+[.$L$2]*0.01); [.$K$2:.$K$10]; 1)); [.D7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74]*[.$H$2]" office:value-type="float" office:value="0">
            <text:p>0</text:p>
          </table:table-cell>
          <table:table-cell table:formula="of:=IF(ROUNDUP([.C74]*[.$I$2]*0.01)&gt;[.$I$4]; ROUNDUP([.C74]*(1+[.$I$2]*0.01)); [.C74]+[.$I$4])" office:value-type="float" office:value="2">
            <text:p>2</text:p>
          </table:table-cell>
          <table:table-cell table:formula="of:=IF(MATCH([.D74]*(1+[.$L$2]*0.01); [.$K$2:.$K$10]; 1)&lt;&gt;MATCH([.D74]; [.$K$2:.$K$10];1); INDEX([.$K$2:.$K$10]; MATCH([.D74]*(1+[.$L$2]*0.01); [.$K$2:.$K$10]; 1)); [.D7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75]*[.$H$2]" office:value-type="float" office:value="0">
            <text:p>0</text:p>
          </table:table-cell>
          <table:table-cell table:formula="of:=IF(ROUNDUP([.C75]*[.$I$2]*0.01)&gt;[.$I$4]; ROUNDUP([.C75]*(1+[.$I$2]*0.01)); [.C75]+[.$I$4])" office:value-type="float" office:value="2">
            <text:p>2</text:p>
          </table:table-cell>
          <table:table-cell table:formula="of:=IF(MATCH([.D75]*(1+[.$L$2]*0.01); [.$K$2:.$K$10]; 1)&lt;&gt;MATCH([.D75]; [.$K$2:.$K$10];1); INDEX([.$K$2:.$K$10]; MATCH([.D75]*(1+[.$L$2]*0.01); [.$K$2:.$K$10]; 1)); [.D7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76]*[.$H$2]" office:value-type="float" office:value="0">
            <text:p>0</text:p>
          </table:table-cell>
          <table:table-cell table:formula="of:=IF(ROUNDUP([.C76]*[.$I$2]*0.01)&gt;[.$I$4]; ROUNDUP([.C76]*(1+[.$I$2]*0.01)); [.C76]+[.$I$4])" office:value-type="float" office:value="2">
            <text:p>2</text:p>
          </table:table-cell>
          <table:table-cell table:formula="of:=IF(MATCH([.D76]*(1+[.$L$2]*0.01); [.$K$2:.$K$10]; 1)&lt;&gt;MATCH([.D76]; [.$K$2:.$K$10];1); INDEX([.$K$2:.$K$10]; MATCH([.D76]*(1+[.$L$2]*0.01); [.$K$2:.$K$10]; 1)); [.D7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77]*[.$H$2]" office:value-type="float" office:value="0">
            <text:p>0</text:p>
          </table:table-cell>
          <table:table-cell table:formula="of:=IF(ROUNDUP([.C77]*[.$I$2]*0.01)&gt;[.$I$4]; ROUNDUP([.C77]*(1+[.$I$2]*0.01)); [.C77]+[.$I$4])" office:value-type="float" office:value="2">
            <text:p>2</text:p>
          </table:table-cell>
          <table:table-cell table:formula="of:=IF(MATCH([.D77]*(1+[.$L$2]*0.01); [.$K$2:.$K$10]; 1)&lt;&gt;MATCH([.D77]; [.$K$2:.$K$10];1); INDEX([.$K$2:.$K$10]; MATCH([.D77]*(1+[.$L$2]*0.01); [.$K$2:.$K$10]; 1)); [.D7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78]*[.$H$2]" office:value-type="float" office:value="0">
            <text:p>0</text:p>
          </table:table-cell>
          <table:table-cell table:formula="of:=IF(ROUNDUP([.C78]*[.$I$2]*0.01)&gt;[.$I$4]; ROUNDUP([.C78]*(1+[.$I$2]*0.01)); [.C78]+[.$I$4])" office:value-type="float" office:value="2">
            <text:p>2</text:p>
          </table:table-cell>
          <table:table-cell table:formula="of:=IF(MATCH([.D78]*(1+[.$L$2]*0.01); [.$K$2:.$K$10]; 1)&lt;&gt;MATCH([.D78]; [.$K$2:.$K$10];1); INDEX([.$K$2:.$K$10]; MATCH([.D78]*(1+[.$L$2]*0.01); [.$K$2:.$K$10]; 1)); [.D7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79]*[.$H$2]" office:value-type="float" office:value="0">
            <text:p>0</text:p>
          </table:table-cell>
          <table:table-cell table:formula="of:=IF(ROUNDUP([.C79]*[.$I$2]*0.01)&gt;[.$I$4]; ROUNDUP([.C79]*(1+[.$I$2]*0.01)); [.C79]+[.$I$4])" office:value-type="float" office:value="2">
            <text:p>2</text:p>
          </table:table-cell>
          <table:table-cell table:formula="of:=IF(MATCH([.D79]*(1+[.$L$2]*0.01); [.$K$2:.$K$10]; 1)&lt;&gt;MATCH([.D79]; [.$K$2:.$K$10];1); INDEX([.$K$2:.$K$10]; MATCH([.D79]*(1+[.$L$2]*0.01); [.$K$2:.$K$10]; 1)); [.D7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0]*[.$H$2]" office:value-type="float" office:value="0">
            <text:p>0</text:p>
          </table:table-cell>
          <table:table-cell table:formula="of:=IF(ROUNDUP([.C80]*[.$I$2]*0.01)&gt;[.$I$4]; ROUNDUP([.C80]*(1+[.$I$2]*0.01)); [.C80]+[.$I$4])" office:value-type="float" office:value="2">
            <text:p>2</text:p>
          </table:table-cell>
          <table:table-cell table:formula="of:=IF(MATCH([.D80]*(1+[.$L$2]*0.01); [.$K$2:.$K$10]; 1)&lt;&gt;MATCH([.D80]; [.$K$2:.$K$10];1); INDEX([.$K$2:.$K$10]; MATCH([.D80]*(1+[.$L$2]*0.01); [.$K$2:.$K$10]; 1)); [.D8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1]*[.$H$2]" office:value-type="float" office:value="0">
            <text:p>0</text:p>
          </table:table-cell>
          <table:table-cell table:formula="of:=IF(ROUNDUP([.C81]*[.$I$2]*0.01)&gt;[.$I$4]; ROUNDUP([.C81]*(1+[.$I$2]*0.01)); [.C81]+[.$I$4])" office:value-type="float" office:value="2">
            <text:p>2</text:p>
          </table:table-cell>
          <table:table-cell table:formula="of:=IF(MATCH([.D81]*(1+[.$L$2]*0.01); [.$K$2:.$K$10]; 1)&lt;&gt;MATCH([.D81]; [.$K$2:.$K$10];1); INDEX([.$K$2:.$K$10]; MATCH([.D81]*(1+[.$L$2]*0.01); [.$K$2:.$K$10]; 1)); [.D8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2]*[.$H$2]" office:value-type="float" office:value="0">
            <text:p>0</text:p>
          </table:table-cell>
          <table:table-cell table:formula="of:=IF(ROUNDUP([.C82]*[.$I$2]*0.01)&gt;[.$I$4]; ROUNDUP([.C82]*(1+[.$I$2]*0.01)); [.C82]+[.$I$4])" office:value-type="float" office:value="2">
            <text:p>2</text:p>
          </table:table-cell>
          <table:table-cell table:formula="of:=IF(MATCH([.D82]*(1+[.$L$2]*0.01); [.$K$2:.$K$10]; 1)&lt;&gt;MATCH([.D82]; [.$K$2:.$K$10];1); INDEX([.$K$2:.$K$10]; MATCH([.D82]*(1+[.$L$2]*0.01); [.$K$2:.$K$10]; 1)); [.D8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3]*[.$H$2]" office:value-type="float" office:value="0">
            <text:p>0</text:p>
          </table:table-cell>
          <table:table-cell table:formula="of:=IF(ROUNDUP([.C83]*[.$I$2]*0.01)&gt;[.$I$4]; ROUNDUP([.C83]*(1+[.$I$2]*0.01)); [.C83]+[.$I$4])" office:value-type="float" office:value="2">
            <text:p>2</text:p>
          </table:table-cell>
          <table:table-cell table:formula="of:=IF(MATCH([.D83]*(1+[.$L$2]*0.01); [.$K$2:.$K$10]; 1)&lt;&gt;MATCH([.D83]; [.$K$2:.$K$10];1); INDEX([.$K$2:.$K$10]; MATCH([.D83]*(1+[.$L$2]*0.01); [.$K$2:.$K$10]; 1)); [.D8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4]*[.$H$2]" office:value-type="float" office:value="0">
            <text:p>0</text:p>
          </table:table-cell>
          <table:table-cell table:formula="of:=IF(ROUNDUP([.C84]*[.$I$2]*0.01)&gt;[.$I$4]; ROUNDUP([.C84]*(1+[.$I$2]*0.01)); [.C84]+[.$I$4])" office:value-type="float" office:value="2">
            <text:p>2</text:p>
          </table:table-cell>
          <table:table-cell table:formula="of:=IF(MATCH([.D84]*(1+[.$L$2]*0.01); [.$K$2:.$K$10]; 1)&lt;&gt;MATCH([.D84]; [.$K$2:.$K$10];1); INDEX([.$K$2:.$K$10]; MATCH([.D84]*(1+[.$L$2]*0.01); [.$K$2:.$K$10]; 1)); [.D8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5]*[.$H$2]" office:value-type="float" office:value="0">
            <text:p>0</text:p>
          </table:table-cell>
          <table:table-cell table:formula="of:=IF(ROUNDUP([.C85]*[.$I$2]*0.01)&gt;[.$I$4]; ROUNDUP([.C85]*(1+[.$I$2]*0.01)); [.C85]+[.$I$4])" office:value-type="float" office:value="2">
            <text:p>2</text:p>
          </table:table-cell>
          <table:table-cell table:formula="of:=IF(MATCH([.D85]*(1+[.$L$2]*0.01); [.$K$2:.$K$10]; 1)&lt;&gt;MATCH([.D85]; [.$K$2:.$K$10];1); INDEX([.$K$2:.$K$10]; MATCH([.D85]*(1+[.$L$2]*0.01); [.$K$2:.$K$10]; 1)); [.D8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6]*[.$H$2]" office:value-type="float" office:value="0">
            <text:p>0</text:p>
          </table:table-cell>
          <table:table-cell table:formula="of:=IF(ROUNDUP([.C86]*[.$I$2]*0.01)&gt;[.$I$4]; ROUNDUP([.C86]*(1+[.$I$2]*0.01)); [.C86]+[.$I$4])" office:value-type="float" office:value="2">
            <text:p>2</text:p>
          </table:table-cell>
          <table:table-cell table:formula="of:=IF(MATCH([.D86]*(1+[.$L$2]*0.01); [.$K$2:.$K$10]; 1)&lt;&gt;MATCH([.D86]; [.$K$2:.$K$10];1); INDEX([.$K$2:.$K$10]; MATCH([.D86]*(1+[.$L$2]*0.01); [.$K$2:.$K$10]; 1)); [.D8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7]*[.$H$2]" office:value-type="float" office:value="0">
            <text:p>0</text:p>
          </table:table-cell>
          <table:table-cell table:formula="of:=IF(ROUNDUP([.C87]*[.$I$2]*0.01)&gt;[.$I$4]; ROUNDUP([.C87]*(1+[.$I$2]*0.01)); [.C87]+[.$I$4])" office:value-type="float" office:value="2">
            <text:p>2</text:p>
          </table:table-cell>
          <table:table-cell table:formula="of:=IF(MATCH([.D87]*(1+[.$L$2]*0.01); [.$K$2:.$K$10]; 1)&lt;&gt;MATCH([.D87]; [.$K$2:.$K$10];1); INDEX([.$K$2:.$K$10]; MATCH([.D87]*(1+[.$L$2]*0.01); [.$K$2:.$K$10]; 1)); [.D8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8]*[.$H$2]" office:value-type="float" office:value="0">
            <text:p>0</text:p>
          </table:table-cell>
          <table:table-cell table:formula="of:=IF(ROUNDUP([.C88]*[.$I$2]*0.01)&gt;[.$I$4]; ROUNDUP([.C88]*(1+[.$I$2]*0.01)); [.C88]+[.$I$4])" office:value-type="float" office:value="2">
            <text:p>2</text:p>
          </table:table-cell>
          <table:table-cell table:formula="of:=IF(MATCH([.D88]*(1+[.$L$2]*0.01); [.$K$2:.$K$10]; 1)&lt;&gt;MATCH([.D88]; [.$K$2:.$K$10];1); INDEX([.$K$2:.$K$10]; MATCH([.D88]*(1+[.$L$2]*0.01); [.$K$2:.$K$10]; 1)); [.D8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89]*[.$H$2]" office:value-type="float" office:value="0">
            <text:p>0</text:p>
          </table:table-cell>
          <table:table-cell table:formula="of:=IF(ROUNDUP([.C89]*[.$I$2]*0.01)&gt;[.$I$4]; ROUNDUP([.C89]*(1+[.$I$2]*0.01)); [.C89]+[.$I$4])" office:value-type="float" office:value="2">
            <text:p>2</text:p>
          </table:table-cell>
          <table:table-cell table:formula="of:=IF(MATCH([.D89]*(1+[.$L$2]*0.01); [.$K$2:.$K$10]; 1)&lt;&gt;MATCH([.D89]; [.$K$2:.$K$10];1); INDEX([.$K$2:.$K$10]; MATCH([.D89]*(1+[.$L$2]*0.01); [.$K$2:.$K$10]; 1)); [.D8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0]*[.$H$2]" office:value-type="float" office:value="0">
            <text:p>0</text:p>
          </table:table-cell>
          <table:table-cell table:formula="of:=IF(ROUNDUP([.C90]*[.$I$2]*0.01)&gt;[.$I$4]; ROUNDUP([.C90]*(1+[.$I$2]*0.01)); [.C90]+[.$I$4])" office:value-type="float" office:value="2">
            <text:p>2</text:p>
          </table:table-cell>
          <table:table-cell table:formula="of:=IF(MATCH([.D90]*(1+[.$L$2]*0.01); [.$K$2:.$K$10]; 1)&lt;&gt;MATCH([.D90]; [.$K$2:.$K$10];1); INDEX([.$K$2:.$K$10]; MATCH([.D90]*(1+[.$L$2]*0.01); [.$K$2:.$K$10]; 1)); [.D9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1]*[.$H$2]" office:value-type="float" office:value="0">
            <text:p>0</text:p>
          </table:table-cell>
          <table:table-cell table:formula="of:=IF(ROUNDUP([.C91]*[.$I$2]*0.01)&gt;[.$I$4]; ROUNDUP([.C91]*(1+[.$I$2]*0.01)); [.C91]+[.$I$4])" office:value-type="float" office:value="2">
            <text:p>2</text:p>
          </table:table-cell>
          <table:table-cell table:formula="of:=IF(MATCH([.D91]*(1+[.$L$2]*0.01); [.$K$2:.$K$10]; 1)&lt;&gt;MATCH([.D91]; [.$K$2:.$K$10];1); INDEX([.$K$2:.$K$10]; MATCH([.D91]*(1+[.$L$2]*0.01); [.$K$2:.$K$10]; 1)); [.D9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2]*[.$H$2]" office:value-type="float" office:value="0">
            <text:p>0</text:p>
          </table:table-cell>
          <table:table-cell table:formula="of:=IF(ROUNDUP([.C92]*[.$I$2]*0.01)&gt;[.$I$4]; ROUNDUP([.C92]*(1+[.$I$2]*0.01)); [.C92]+[.$I$4])" office:value-type="float" office:value="2">
            <text:p>2</text:p>
          </table:table-cell>
          <table:table-cell table:formula="of:=IF(MATCH([.D92]*(1+[.$L$2]*0.01); [.$K$2:.$K$10]; 1)&lt;&gt;MATCH([.D92]; [.$K$2:.$K$10];1); INDEX([.$K$2:.$K$10]; MATCH([.D92]*(1+[.$L$2]*0.01); [.$K$2:.$K$10]; 1)); [.D9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3]*[.$H$2]" office:value-type="float" office:value="0">
            <text:p>0</text:p>
          </table:table-cell>
          <table:table-cell table:formula="of:=IF(ROUNDUP([.C93]*[.$I$2]*0.01)&gt;[.$I$4]; ROUNDUP([.C93]*(1+[.$I$2]*0.01)); [.C93]+[.$I$4])" office:value-type="float" office:value="2">
            <text:p>2</text:p>
          </table:table-cell>
          <table:table-cell table:formula="of:=IF(MATCH([.D93]*(1+[.$L$2]*0.01); [.$K$2:.$K$10]; 1)&lt;&gt;MATCH([.D93]; [.$K$2:.$K$10];1); INDEX([.$K$2:.$K$10]; MATCH([.D93]*(1+[.$L$2]*0.01); [.$K$2:.$K$10]; 1)); [.D9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4]*[.$H$2]" office:value-type="float" office:value="0">
            <text:p>0</text:p>
          </table:table-cell>
          <table:table-cell table:formula="of:=IF(ROUNDUP([.C94]*[.$I$2]*0.01)&gt;[.$I$4]; ROUNDUP([.C94]*(1+[.$I$2]*0.01)); [.C94]+[.$I$4])" office:value-type="float" office:value="2">
            <text:p>2</text:p>
          </table:table-cell>
          <table:table-cell table:formula="of:=IF(MATCH([.D94]*(1+[.$L$2]*0.01); [.$K$2:.$K$10]; 1)&lt;&gt;MATCH([.D94]; [.$K$2:.$K$10];1); INDEX([.$K$2:.$K$10]; MATCH([.D94]*(1+[.$L$2]*0.01); [.$K$2:.$K$10]; 1)); [.D9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5]*[.$H$2]" office:value-type="float" office:value="0">
            <text:p>0</text:p>
          </table:table-cell>
          <table:table-cell table:formula="of:=IF(ROUNDUP([.C95]*[.$I$2]*0.01)&gt;[.$I$4]; ROUNDUP([.C95]*(1+[.$I$2]*0.01)); [.C95]+[.$I$4])" office:value-type="float" office:value="2">
            <text:p>2</text:p>
          </table:table-cell>
          <table:table-cell table:formula="of:=IF(MATCH([.D95]*(1+[.$L$2]*0.01); [.$K$2:.$K$10]; 1)&lt;&gt;MATCH([.D95]; [.$K$2:.$K$10];1); INDEX([.$K$2:.$K$10]; MATCH([.D95]*(1+[.$L$2]*0.01); [.$K$2:.$K$10]; 1)); [.D9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6]*[.$H$2]" office:value-type="float" office:value="0">
            <text:p>0</text:p>
          </table:table-cell>
          <table:table-cell table:formula="of:=IF(ROUNDUP([.C96]*[.$I$2]*0.01)&gt;[.$I$4]; ROUNDUP([.C96]*(1+[.$I$2]*0.01)); [.C96]+[.$I$4])" office:value-type="float" office:value="2">
            <text:p>2</text:p>
          </table:table-cell>
          <table:table-cell table:formula="of:=IF(MATCH([.D96]*(1+[.$L$2]*0.01); [.$K$2:.$K$10]; 1)&lt;&gt;MATCH([.D96]; [.$K$2:.$K$10];1); INDEX([.$K$2:.$K$10]; MATCH([.D96]*(1+[.$L$2]*0.01); [.$K$2:.$K$10]; 1)); [.D9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7]*[.$H$2]" office:value-type="float" office:value="0">
            <text:p>0</text:p>
          </table:table-cell>
          <table:table-cell table:formula="of:=IF(ROUNDUP([.C97]*[.$I$2]*0.01)&gt;[.$I$4]; ROUNDUP([.C97]*(1+[.$I$2]*0.01)); [.C97]+[.$I$4])" office:value-type="float" office:value="2">
            <text:p>2</text:p>
          </table:table-cell>
          <table:table-cell table:formula="of:=IF(MATCH([.D97]*(1+[.$L$2]*0.01); [.$K$2:.$K$10]; 1)&lt;&gt;MATCH([.D97]; [.$K$2:.$K$10];1); INDEX([.$K$2:.$K$10]; MATCH([.D97]*(1+[.$L$2]*0.01); [.$K$2:.$K$10]; 1)); [.D9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8]*[.$H$2]" office:value-type="float" office:value="0">
            <text:p>0</text:p>
          </table:table-cell>
          <table:table-cell table:formula="of:=IF(ROUNDUP([.C98]*[.$I$2]*0.01)&gt;[.$I$4]; ROUNDUP([.C98]*(1+[.$I$2]*0.01)); [.C98]+[.$I$4])" office:value-type="float" office:value="2">
            <text:p>2</text:p>
          </table:table-cell>
          <table:table-cell table:formula="of:=IF(MATCH([.D98]*(1+[.$L$2]*0.01); [.$K$2:.$K$10]; 1)&lt;&gt;MATCH([.D98]; [.$K$2:.$K$10];1); INDEX([.$K$2:.$K$10]; MATCH([.D98]*(1+[.$L$2]*0.01); [.$K$2:.$K$10]; 1)); [.D9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99]*[.$H$2]" office:value-type="float" office:value="0">
            <text:p>0</text:p>
          </table:table-cell>
          <table:table-cell table:formula="of:=IF(ROUNDUP([.C99]*[.$I$2]*0.01)&gt;[.$I$4]; ROUNDUP([.C99]*(1+[.$I$2]*0.01)); [.C99]+[.$I$4])" office:value-type="float" office:value="2">
            <text:p>2</text:p>
          </table:table-cell>
          <table:table-cell table:formula="of:=IF(MATCH([.D99]*(1+[.$L$2]*0.01); [.$K$2:.$K$10]; 1)&lt;&gt;MATCH([.D99]; [.$K$2:.$K$10];1); INDEX([.$K$2:.$K$10]; MATCH([.D99]*(1+[.$L$2]*0.01); [.$K$2:.$K$10]; 1)); [.D9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0]*[.$H$2]" office:value-type="float" office:value="0">
            <text:p>0</text:p>
          </table:table-cell>
          <table:table-cell table:formula="of:=IF(ROUNDUP([.C100]*[.$I$2]*0.01)&gt;[.$I$4]; ROUNDUP([.C100]*(1+[.$I$2]*0.01)); [.C100]+[.$I$4])" office:value-type="float" office:value="2">
            <text:p>2</text:p>
          </table:table-cell>
          <table:table-cell table:formula="of:=IF(MATCH([.D100]*(1+[.$L$2]*0.01); [.$K$2:.$K$10]; 1)&lt;&gt;MATCH([.D100]; [.$K$2:.$K$10];1); INDEX([.$K$2:.$K$10]; MATCH([.D100]*(1+[.$L$2]*0.01); [.$K$2:.$K$10]; 1)); [.D10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1]*[.$H$2]" office:value-type="float" office:value="0">
            <text:p>0</text:p>
          </table:table-cell>
          <table:table-cell table:formula="of:=IF(ROUNDUP([.C101]*[.$I$2]*0.01)&gt;[.$I$4]; ROUNDUP([.C101]*(1+[.$I$2]*0.01)); [.C101]+[.$I$4])" office:value-type="float" office:value="2">
            <text:p>2</text:p>
          </table:table-cell>
          <table:table-cell table:formula="of:=IF(MATCH([.D101]*(1+[.$L$2]*0.01); [.$K$2:.$K$10]; 1)&lt;&gt;MATCH([.D101]; [.$K$2:.$K$10];1); INDEX([.$K$2:.$K$10]; MATCH([.D101]*(1+[.$L$2]*0.01); [.$K$2:.$K$10]; 1)); [.D10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2]*[.$H$2]" office:value-type="float" office:value="0">
            <text:p>0</text:p>
          </table:table-cell>
          <table:table-cell table:formula="of:=IF(ROUNDUP([.C102]*[.$I$2]*0.01)&gt;[.$I$4]; ROUNDUP([.C102]*(1+[.$I$2]*0.01)); [.C102]+[.$I$4])" office:value-type="float" office:value="2">
            <text:p>2</text:p>
          </table:table-cell>
          <table:table-cell table:formula="of:=IF(MATCH([.D102]*(1+[.$L$2]*0.01); [.$K$2:.$K$10]; 1)&lt;&gt;MATCH([.D102]; [.$K$2:.$K$10];1); INDEX([.$K$2:.$K$10]; MATCH([.D102]*(1+[.$L$2]*0.01); [.$K$2:.$K$10]; 1)); [.D10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3]*[.$H$2]" office:value-type="float" office:value="0">
            <text:p>0</text:p>
          </table:table-cell>
          <table:table-cell table:formula="of:=IF(ROUNDUP([.C103]*[.$I$2]*0.01)&gt;[.$I$4]; ROUNDUP([.C103]*(1+[.$I$2]*0.01)); [.C103]+[.$I$4])" office:value-type="float" office:value="2">
            <text:p>2</text:p>
          </table:table-cell>
          <table:table-cell table:formula="of:=IF(MATCH([.D103]*(1+[.$L$2]*0.01); [.$K$2:.$K$10]; 1)&lt;&gt;MATCH([.D103]; [.$K$2:.$K$10];1); INDEX([.$K$2:.$K$10]; MATCH([.D103]*(1+[.$L$2]*0.01); [.$K$2:.$K$10]; 1)); [.D10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4]*[.$H$2]" office:value-type="float" office:value="0">
            <text:p>0</text:p>
          </table:table-cell>
          <table:table-cell table:formula="of:=IF(ROUNDUP([.C104]*[.$I$2]*0.01)&gt;[.$I$4]; ROUNDUP([.C104]*(1+[.$I$2]*0.01)); [.C104]+[.$I$4])" office:value-type="float" office:value="2">
            <text:p>2</text:p>
          </table:table-cell>
          <table:table-cell table:formula="of:=IF(MATCH([.D104]*(1+[.$L$2]*0.01); [.$K$2:.$K$10]; 1)&lt;&gt;MATCH([.D104]; [.$K$2:.$K$10];1); INDEX([.$K$2:.$K$10]; MATCH([.D104]*(1+[.$L$2]*0.01); [.$K$2:.$K$10]; 1)); [.D10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5]*[.$H$2]" office:value-type="float" office:value="0">
            <text:p>0</text:p>
          </table:table-cell>
          <table:table-cell table:formula="of:=IF(ROUNDUP([.C105]*[.$I$2]*0.01)&gt;[.$I$4]; ROUNDUP([.C105]*(1+[.$I$2]*0.01)); [.C105]+[.$I$4])" office:value-type="float" office:value="2">
            <text:p>2</text:p>
          </table:table-cell>
          <table:table-cell table:formula="of:=IF(MATCH([.D105]*(1+[.$L$2]*0.01); [.$K$2:.$K$10]; 1)&lt;&gt;MATCH([.D105]; [.$K$2:.$K$10];1); INDEX([.$K$2:.$K$10]; MATCH([.D105]*(1+[.$L$2]*0.01); [.$K$2:.$K$10]; 1)); [.D10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6]*[.$H$2]" office:value-type="float" office:value="0">
            <text:p>0</text:p>
          </table:table-cell>
          <table:table-cell table:formula="of:=IF(ROUNDUP([.C106]*[.$I$2]*0.01)&gt;[.$I$4]; ROUNDUP([.C106]*(1+[.$I$2]*0.01)); [.C106]+[.$I$4])" office:value-type="float" office:value="2">
            <text:p>2</text:p>
          </table:table-cell>
          <table:table-cell table:formula="of:=IF(MATCH([.D106]*(1+[.$L$2]*0.01); [.$K$2:.$K$10]; 1)&lt;&gt;MATCH([.D106]; [.$K$2:.$K$10];1); INDEX([.$K$2:.$K$10]; MATCH([.D106]*(1+[.$L$2]*0.01); [.$K$2:.$K$10]; 1)); [.D10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7]*[.$H$2]" office:value-type="float" office:value="0">
            <text:p>0</text:p>
          </table:table-cell>
          <table:table-cell table:formula="of:=IF(ROUNDUP([.C107]*[.$I$2]*0.01)&gt;[.$I$4]; ROUNDUP([.C107]*(1+[.$I$2]*0.01)); [.C107]+[.$I$4])" office:value-type="float" office:value="2">
            <text:p>2</text:p>
          </table:table-cell>
          <table:table-cell table:formula="of:=IF(MATCH([.D107]*(1+[.$L$2]*0.01); [.$K$2:.$K$10]; 1)&lt;&gt;MATCH([.D107]; [.$K$2:.$K$10];1); INDEX([.$K$2:.$K$10]; MATCH([.D107]*(1+[.$L$2]*0.01); [.$K$2:.$K$10]; 1)); [.D10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8]*[.$H$2]" office:value-type="float" office:value="0">
            <text:p>0</text:p>
          </table:table-cell>
          <table:table-cell table:formula="of:=IF(ROUNDUP([.C108]*[.$I$2]*0.01)&gt;[.$I$4]; ROUNDUP([.C108]*(1+[.$I$2]*0.01)); [.C108]+[.$I$4])" office:value-type="float" office:value="2">
            <text:p>2</text:p>
          </table:table-cell>
          <table:table-cell table:formula="of:=IF(MATCH([.D108]*(1+[.$L$2]*0.01); [.$K$2:.$K$10]; 1)&lt;&gt;MATCH([.D108]; [.$K$2:.$K$10];1); INDEX([.$K$2:.$K$10]; MATCH([.D108]*(1+[.$L$2]*0.01); [.$K$2:.$K$10]; 1)); [.D10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09]*[.$H$2]" office:value-type="float" office:value="0">
            <text:p>0</text:p>
          </table:table-cell>
          <table:table-cell table:formula="of:=IF(ROUNDUP([.C109]*[.$I$2]*0.01)&gt;[.$I$4]; ROUNDUP([.C109]*(1+[.$I$2]*0.01)); [.C109]+[.$I$4])" office:value-type="float" office:value="2">
            <text:p>2</text:p>
          </table:table-cell>
          <table:table-cell table:formula="of:=IF(MATCH([.D109]*(1+[.$L$2]*0.01); [.$K$2:.$K$10]; 1)&lt;&gt;MATCH([.D109]; [.$K$2:.$K$10];1); INDEX([.$K$2:.$K$10]; MATCH([.D109]*(1+[.$L$2]*0.01); [.$K$2:.$K$10]; 1)); [.D10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0]*[.$H$2]" office:value-type="float" office:value="0">
            <text:p>0</text:p>
          </table:table-cell>
          <table:table-cell table:formula="of:=IF(ROUNDUP([.C110]*[.$I$2]*0.01)&gt;[.$I$4]; ROUNDUP([.C110]*(1+[.$I$2]*0.01)); [.C110]+[.$I$4])" office:value-type="float" office:value="2">
            <text:p>2</text:p>
          </table:table-cell>
          <table:table-cell table:formula="of:=IF(MATCH([.D110]*(1+[.$L$2]*0.01); [.$K$2:.$K$10]; 1)&lt;&gt;MATCH([.D110]; [.$K$2:.$K$10];1); INDEX([.$K$2:.$K$10]; MATCH([.D110]*(1+[.$L$2]*0.01); [.$K$2:.$K$10]; 1)); [.D11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1]*[.$H$2]" office:value-type="float" office:value="0">
            <text:p>0</text:p>
          </table:table-cell>
          <table:table-cell table:formula="of:=IF(ROUNDUP([.C111]*[.$I$2]*0.01)&gt;[.$I$4]; ROUNDUP([.C111]*(1+[.$I$2]*0.01)); [.C111]+[.$I$4])" office:value-type="float" office:value="2">
            <text:p>2</text:p>
          </table:table-cell>
          <table:table-cell table:formula="of:=IF(MATCH([.D111]*(1+[.$L$2]*0.01); [.$K$2:.$K$10]; 1)&lt;&gt;MATCH([.D111]; [.$K$2:.$K$10];1); INDEX([.$K$2:.$K$10]; MATCH([.D111]*(1+[.$L$2]*0.01); [.$K$2:.$K$10]; 1)); [.D11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2]*[.$H$2]" office:value-type="float" office:value="0">
            <text:p>0</text:p>
          </table:table-cell>
          <table:table-cell table:formula="of:=IF(ROUNDUP([.C112]*[.$I$2]*0.01)&gt;[.$I$4]; ROUNDUP([.C112]*(1+[.$I$2]*0.01)); [.C112]+[.$I$4])" office:value-type="float" office:value="2">
            <text:p>2</text:p>
          </table:table-cell>
          <table:table-cell table:formula="of:=IF(MATCH([.D112]*(1+[.$L$2]*0.01); [.$K$2:.$K$10]; 1)&lt;&gt;MATCH([.D112]; [.$K$2:.$K$10];1); INDEX([.$K$2:.$K$10]; MATCH([.D112]*(1+[.$L$2]*0.01); [.$K$2:.$K$10]; 1)); [.D11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3]*[.$H$2]" office:value-type="float" office:value="0">
            <text:p>0</text:p>
          </table:table-cell>
          <table:table-cell table:formula="of:=IF(ROUNDUP([.C113]*[.$I$2]*0.01)&gt;[.$I$4]; ROUNDUP([.C113]*(1+[.$I$2]*0.01)); [.C113]+[.$I$4])" office:value-type="float" office:value="2">
            <text:p>2</text:p>
          </table:table-cell>
          <table:table-cell table:formula="of:=IF(MATCH([.D113]*(1+[.$L$2]*0.01); [.$K$2:.$K$10]; 1)&lt;&gt;MATCH([.D113]; [.$K$2:.$K$10];1); INDEX([.$K$2:.$K$10]; MATCH([.D113]*(1+[.$L$2]*0.01); [.$K$2:.$K$10]; 1)); [.D11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4]*[.$H$2]" office:value-type="float" office:value="0">
            <text:p>0</text:p>
          </table:table-cell>
          <table:table-cell table:formula="of:=IF(ROUNDUP([.C114]*[.$I$2]*0.01)&gt;[.$I$4]; ROUNDUP([.C114]*(1+[.$I$2]*0.01)); [.C114]+[.$I$4])" office:value-type="float" office:value="2">
            <text:p>2</text:p>
          </table:table-cell>
          <table:table-cell table:formula="of:=IF(MATCH([.D114]*(1+[.$L$2]*0.01); [.$K$2:.$K$10]; 1)&lt;&gt;MATCH([.D114]; [.$K$2:.$K$10];1); INDEX([.$K$2:.$K$10]; MATCH([.D114]*(1+[.$L$2]*0.01); [.$K$2:.$K$10]; 1)); [.D11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5]*[.$H$2]" office:value-type="float" office:value="0">
            <text:p>0</text:p>
          </table:table-cell>
          <table:table-cell table:formula="of:=IF(ROUNDUP([.C115]*[.$I$2]*0.01)&gt;[.$I$4]; ROUNDUP([.C115]*(1+[.$I$2]*0.01)); [.C115]+[.$I$4])" office:value-type="float" office:value="2">
            <text:p>2</text:p>
          </table:table-cell>
          <table:table-cell table:formula="of:=IF(MATCH([.D115]*(1+[.$L$2]*0.01); [.$K$2:.$K$10]; 1)&lt;&gt;MATCH([.D115]; [.$K$2:.$K$10];1); INDEX([.$K$2:.$K$10]; MATCH([.D115]*(1+[.$L$2]*0.01); [.$K$2:.$K$10]; 1)); [.D11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6]*[.$H$2]" office:value-type="float" office:value="0">
            <text:p>0</text:p>
          </table:table-cell>
          <table:table-cell table:formula="of:=IF(ROUNDUP([.C116]*[.$I$2]*0.01)&gt;[.$I$4]; ROUNDUP([.C116]*(1+[.$I$2]*0.01)); [.C116]+[.$I$4])" office:value-type="float" office:value="2">
            <text:p>2</text:p>
          </table:table-cell>
          <table:table-cell table:formula="of:=IF(MATCH([.D116]*(1+[.$L$2]*0.01); [.$K$2:.$K$10]; 1)&lt;&gt;MATCH([.D116]; [.$K$2:.$K$10];1); INDEX([.$K$2:.$K$10]; MATCH([.D116]*(1+[.$L$2]*0.01); [.$K$2:.$K$10]; 1)); [.D11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7]*[.$H$2]" office:value-type="float" office:value="0">
            <text:p>0</text:p>
          </table:table-cell>
          <table:table-cell table:formula="of:=IF(ROUNDUP([.C117]*[.$I$2]*0.01)&gt;[.$I$4]; ROUNDUP([.C117]*(1+[.$I$2]*0.01)); [.C117]+[.$I$4])" office:value-type="float" office:value="2">
            <text:p>2</text:p>
          </table:table-cell>
          <table:table-cell table:formula="of:=IF(MATCH([.D117]*(1+[.$L$2]*0.01); [.$K$2:.$K$10]; 1)&lt;&gt;MATCH([.D117]; [.$K$2:.$K$10];1); INDEX([.$K$2:.$K$10]; MATCH([.D117]*(1+[.$L$2]*0.01); [.$K$2:.$K$10]; 1)); [.D11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8]*[.$H$2]" office:value-type="float" office:value="0">
            <text:p>0</text:p>
          </table:table-cell>
          <table:table-cell table:formula="of:=IF(ROUNDUP([.C118]*[.$I$2]*0.01)&gt;[.$I$4]; ROUNDUP([.C118]*(1+[.$I$2]*0.01)); [.C118]+[.$I$4])" office:value-type="float" office:value="2">
            <text:p>2</text:p>
          </table:table-cell>
          <table:table-cell table:formula="of:=IF(MATCH([.D118]*(1+[.$L$2]*0.01); [.$K$2:.$K$10]; 1)&lt;&gt;MATCH([.D118]; [.$K$2:.$K$10];1); INDEX([.$K$2:.$K$10]; MATCH([.D118]*(1+[.$L$2]*0.01); [.$K$2:.$K$10]; 1)); [.D11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19]*[.$H$2]" office:value-type="float" office:value="0">
            <text:p>0</text:p>
          </table:table-cell>
          <table:table-cell table:formula="of:=IF(ROUNDUP([.C119]*[.$I$2]*0.01)&gt;[.$I$4]; ROUNDUP([.C119]*(1+[.$I$2]*0.01)); [.C119]+[.$I$4])" office:value-type="float" office:value="2">
            <text:p>2</text:p>
          </table:table-cell>
          <table:table-cell table:formula="of:=IF(MATCH([.D119]*(1+[.$L$2]*0.01); [.$K$2:.$K$10]; 1)&lt;&gt;MATCH([.D119]; [.$K$2:.$K$10];1); INDEX([.$K$2:.$K$10]; MATCH([.D119]*(1+[.$L$2]*0.01); [.$K$2:.$K$10]; 1)); [.D11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0]*[.$H$2]" office:value-type="float" office:value="0">
            <text:p>0</text:p>
          </table:table-cell>
          <table:table-cell table:formula="of:=IF(ROUNDUP([.C120]*[.$I$2]*0.01)&gt;[.$I$4]; ROUNDUP([.C120]*(1+[.$I$2]*0.01)); [.C120]+[.$I$4])" office:value-type="float" office:value="2">
            <text:p>2</text:p>
          </table:table-cell>
          <table:table-cell table:formula="of:=IF(MATCH([.D120]*(1+[.$L$2]*0.01); [.$K$2:.$K$10]; 1)&lt;&gt;MATCH([.D120]; [.$K$2:.$K$10];1); INDEX([.$K$2:.$K$10]; MATCH([.D120]*(1+[.$L$2]*0.01); [.$K$2:.$K$10]; 1)); [.D12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1]*[.$H$2]" office:value-type="float" office:value="0">
            <text:p>0</text:p>
          </table:table-cell>
          <table:table-cell table:formula="of:=IF(ROUNDUP([.C121]*[.$I$2]*0.01)&gt;[.$I$4]; ROUNDUP([.C121]*(1+[.$I$2]*0.01)); [.C121]+[.$I$4])" office:value-type="float" office:value="2">
            <text:p>2</text:p>
          </table:table-cell>
          <table:table-cell table:formula="of:=IF(MATCH([.D121]*(1+[.$L$2]*0.01); [.$K$2:.$K$10]; 1)&lt;&gt;MATCH([.D121]; [.$K$2:.$K$10];1); INDEX([.$K$2:.$K$10]; MATCH([.D121]*(1+[.$L$2]*0.01); [.$K$2:.$K$10]; 1)); [.D12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2]*[.$H$2]" office:value-type="float" office:value="0">
            <text:p>0</text:p>
          </table:table-cell>
          <table:table-cell table:formula="of:=IF(ROUNDUP([.C122]*[.$I$2]*0.01)&gt;[.$I$4]; ROUNDUP([.C122]*(1+[.$I$2]*0.01)); [.C122]+[.$I$4])" office:value-type="float" office:value="2">
            <text:p>2</text:p>
          </table:table-cell>
          <table:table-cell table:formula="of:=IF(MATCH([.D122]*(1+[.$L$2]*0.01); [.$K$2:.$K$10]; 1)&lt;&gt;MATCH([.D122]; [.$K$2:.$K$10];1); INDEX([.$K$2:.$K$10]; MATCH([.D122]*(1+[.$L$2]*0.01); [.$K$2:.$K$10]; 1)); [.D12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3]*[.$H$2]" office:value-type="float" office:value="0">
            <text:p>0</text:p>
          </table:table-cell>
          <table:table-cell table:formula="of:=IF(ROUNDUP([.C123]*[.$I$2]*0.01)&gt;[.$I$4]; ROUNDUP([.C123]*(1+[.$I$2]*0.01)); [.C123]+[.$I$4])" office:value-type="float" office:value="2">
            <text:p>2</text:p>
          </table:table-cell>
          <table:table-cell table:formula="of:=IF(MATCH([.D123]*(1+[.$L$2]*0.01); [.$K$2:.$K$10]; 1)&lt;&gt;MATCH([.D123]; [.$K$2:.$K$10];1); INDEX([.$K$2:.$K$10]; MATCH([.D123]*(1+[.$L$2]*0.01); [.$K$2:.$K$10]; 1)); [.D12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4]*[.$H$2]" office:value-type="float" office:value="0">
            <text:p>0</text:p>
          </table:table-cell>
          <table:table-cell table:formula="of:=IF(ROUNDUP([.C124]*[.$I$2]*0.01)&gt;[.$I$4]; ROUNDUP([.C124]*(1+[.$I$2]*0.01)); [.C124]+[.$I$4])" office:value-type="float" office:value="2">
            <text:p>2</text:p>
          </table:table-cell>
          <table:table-cell table:formula="of:=IF(MATCH([.D124]*(1+[.$L$2]*0.01); [.$K$2:.$K$10]; 1)&lt;&gt;MATCH([.D124]; [.$K$2:.$K$10];1); INDEX([.$K$2:.$K$10]; MATCH([.D124]*(1+[.$L$2]*0.01); [.$K$2:.$K$10]; 1)); [.D12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5]*[.$H$2]" office:value-type="float" office:value="0">
            <text:p>0</text:p>
          </table:table-cell>
          <table:table-cell table:formula="of:=IF(ROUNDUP([.C125]*[.$I$2]*0.01)&gt;[.$I$4]; ROUNDUP([.C125]*(1+[.$I$2]*0.01)); [.C125]+[.$I$4])" office:value-type="float" office:value="2">
            <text:p>2</text:p>
          </table:table-cell>
          <table:table-cell table:formula="of:=IF(MATCH([.D125]*(1+[.$L$2]*0.01); [.$K$2:.$K$10]; 1)&lt;&gt;MATCH([.D125]; [.$K$2:.$K$10];1); INDEX([.$K$2:.$K$10]; MATCH([.D125]*(1+[.$L$2]*0.01); [.$K$2:.$K$10]; 1)); [.D12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6]*[.$H$2]" office:value-type="float" office:value="0">
            <text:p>0</text:p>
          </table:table-cell>
          <table:table-cell table:formula="of:=IF(ROUNDUP([.C126]*[.$I$2]*0.01)&gt;[.$I$4]; ROUNDUP([.C126]*(1+[.$I$2]*0.01)); [.C126]+[.$I$4])" office:value-type="float" office:value="2">
            <text:p>2</text:p>
          </table:table-cell>
          <table:table-cell table:formula="of:=IF(MATCH([.D126]*(1+[.$L$2]*0.01); [.$K$2:.$K$10]; 1)&lt;&gt;MATCH([.D126]; [.$K$2:.$K$10];1); INDEX([.$K$2:.$K$10]; MATCH([.D126]*(1+[.$L$2]*0.01); [.$K$2:.$K$10]; 1)); [.D12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7]*[.$H$2]" office:value-type="float" office:value="0">
            <text:p>0</text:p>
          </table:table-cell>
          <table:table-cell table:formula="of:=IF(ROUNDUP([.C127]*[.$I$2]*0.01)&gt;[.$I$4]; ROUNDUP([.C127]*(1+[.$I$2]*0.01)); [.C127]+[.$I$4])" office:value-type="float" office:value="2">
            <text:p>2</text:p>
          </table:table-cell>
          <table:table-cell table:formula="of:=IF(MATCH([.D127]*(1+[.$L$2]*0.01); [.$K$2:.$K$10]; 1)&lt;&gt;MATCH([.D127]; [.$K$2:.$K$10];1); INDEX([.$K$2:.$K$10]; MATCH([.D127]*(1+[.$L$2]*0.01); [.$K$2:.$K$10]; 1)); [.D12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8]*[.$H$2]" office:value-type="float" office:value="0">
            <text:p>0</text:p>
          </table:table-cell>
          <table:table-cell table:formula="of:=IF(ROUNDUP([.C128]*[.$I$2]*0.01)&gt;[.$I$4]; ROUNDUP([.C128]*(1+[.$I$2]*0.01)); [.C128]+[.$I$4])" office:value-type="float" office:value="2">
            <text:p>2</text:p>
          </table:table-cell>
          <table:table-cell table:formula="of:=IF(MATCH([.D128]*(1+[.$L$2]*0.01); [.$K$2:.$K$10]; 1)&lt;&gt;MATCH([.D128]; [.$K$2:.$K$10];1); INDEX([.$K$2:.$K$10]; MATCH([.D128]*(1+[.$L$2]*0.01); [.$K$2:.$K$10]; 1)); [.D12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29]*[.$H$2]" office:value-type="float" office:value="0">
            <text:p>0</text:p>
          </table:table-cell>
          <table:table-cell table:formula="of:=IF(ROUNDUP([.C129]*[.$I$2]*0.01)&gt;[.$I$4]; ROUNDUP([.C129]*(1+[.$I$2]*0.01)); [.C129]+[.$I$4])" office:value-type="float" office:value="2">
            <text:p>2</text:p>
          </table:table-cell>
          <table:table-cell table:formula="of:=IF(MATCH([.D129]*(1+[.$L$2]*0.01); [.$K$2:.$K$10]; 1)&lt;&gt;MATCH([.D129]; [.$K$2:.$K$10];1); INDEX([.$K$2:.$K$10]; MATCH([.D129]*(1+[.$L$2]*0.01); [.$K$2:.$K$10]; 1)); [.D12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0]*[.$H$2]" office:value-type="float" office:value="0">
            <text:p>0</text:p>
          </table:table-cell>
          <table:table-cell table:formula="of:=IF(ROUNDUP([.C130]*[.$I$2]*0.01)&gt;[.$I$4]; ROUNDUP([.C130]*(1+[.$I$2]*0.01)); [.C130]+[.$I$4])" office:value-type="float" office:value="2">
            <text:p>2</text:p>
          </table:table-cell>
          <table:table-cell table:formula="of:=IF(MATCH([.D130]*(1+[.$L$2]*0.01); [.$K$2:.$K$10]; 1)&lt;&gt;MATCH([.D130]; [.$K$2:.$K$10];1); INDEX([.$K$2:.$K$10]; MATCH([.D130]*(1+[.$L$2]*0.01); [.$K$2:.$K$10]; 1)); [.D13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1]*[.$H$2]" office:value-type="float" office:value="0">
            <text:p>0</text:p>
          </table:table-cell>
          <table:table-cell table:formula="of:=IF(ROUNDUP([.C131]*[.$I$2]*0.01)&gt;[.$I$4]; ROUNDUP([.C131]*(1+[.$I$2]*0.01)); [.C131]+[.$I$4])" office:value-type="float" office:value="2">
            <text:p>2</text:p>
          </table:table-cell>
          <table:table-cell table:formula="of:=IF(MATCH([.D131]*(1+[.$L$2]*0.01); [.$K$2:.$K$10]; 1)&lt;&gt;MATCH([.D131]; [.$K$2:.$K$10];1); INDEX([.$K$2:.$K$10]; MATCH([.D131]*(1+[.$L$2]*0.01); [.$K$2:.$K$10]; 1)); [.D13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2]*[.$H$2]" office:value-type="float" office:value="0">
            <text:p>0</text:p>
          </table:table-cell>
          <table:table-cell table:formula="of:=IF(ROUNDUP([.C132]*[.$I$2]*0.01)&gt;[.$I$4]; ROUNDUP([.C132]*(1+[.$I$2]*0.01)); [.C132]+[.$I$4])" office:value-type="float" office:value="2">
            <text:p>2</text:p>
          </table:table-cell>
          <table:table-cell table:formula="of:=IF(MATCH([.D132]*(1+[.$L$2]*0.01); [.$K$2:.$K$10]; 1)&lt;&gt;MATCH([.D132]; [.$K$2:.$K$10];1); INDEX([.$K$2:.$K$10]; MATCH([.D132]*(1+[.$L$2]*0.01); [.$K$2:.$K$10]; 1)); [.D13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3]*[.$H$2]" office:value-type="float" office:value="0">
            <text:p>0</text:p>
          </table:table-cell>
          <table:table-cell table:formula="of:=IF(ROUNDUP([.C133]*[.$I$2]*0.01)&gt;[.$I$4]; ROUNDUP([.C133]*(1+[.$I$2]*0.01)); [.C133]+[.$I$4])" office:value-type="float" office:value="2">
            <text:p>2</text:p>
          </table:table-cell>
          <table:table-cell table:formula="of:=IF(MATCH([.D133]*(1+[.$L$2]*0.01); [.$K$2:.$K$10]; 1)&lt;&gt;MATCH([.D133]; [.$K$2:.$K$10];1); INDEX([.$K$2:.$K$10]; MATCH([.D133]*(1+[.$L$2]*0.01); [.$K$2:.$K$10]; 1)); [.D13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4]*[.$H$2]" office:value-type="float" office:value="0">
            <text:p>0</text:p>
          </table:table-cell>
          <table:table-cell table:formula="of:=IF(ROUNDUP([.C134]*[.$I$2]*0.01)&gt;[.$I$4]; ROUNDUP([.C134]*(1+[.$I$2]*0.01)); [.C134]+[.$I$4])" office:value-type="float" office:value="2">
            <text:p>2</text:p>
          </table:table-cell>
          <table:table-cell table:formula="of:=IF(MATCH([.D134]*(1+[.$L$2]*0.01); [.$K$2:.$K$10]; 1)&lt;&gt;MATCH([.D134]; [.$K$2:.$K$10];1); INDEX([.$K$2:.$K$10]; MATCH([.D134]*(1+[.$L$2]*0.01); [.$K$2:.$K$10]; 1)); [.D13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5]*[.$H$2]" office:value-type="float" office:value="0">
            <text:p>0</text:p>
          </table:table-cell>
          <table:table-cell table:formula="of:=IF(ROUNDUP([.C135]*[.$I$2]*0.01)&gt;[.$I$4]; ROUNDUP([.C135]*(1+[.$I$2]*0.01)); [.C135]+[.$I$4])" office:value-type="float" office:value="2">
            <text:p>2</text:p>
          </table:table-cell>
          <table:table-cell table:formula="of:=IF(MATCH([.D135]*(1+[.$L$2]*0.01); [.$K$2:.$K$10]; 1)&lt;&gt;MATCH([.D135]; [.$K$2:.$K$10];1); INDEX([.$K$2:.$K$10]; MATCH([.D135]*(1+[.$L$2]*0.01); [.$K$2:.$K$10]; 1)); [.D13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6]*[.$H$2]" office:value-type="float" office:value="0">
            <text:p>0</text:p>
          </table:table-cell>
          <table:table-cell table:formula="of:=IF(ROUNDUP([.C136]*[.$I$2]*0.01)&gt;[.$I$4]; ROUNDUP([.C136]*(1+[.$I$2]*0.01)); [.C136]+[.$I$4])" office:value-type="float" office:value="2">
            <text:p>2</text:p>
          </table:table-cell>
          <table:table-cell table:formula="of:=IF(MATCH([.D136]*(1+[.$L$2]*0.01); [.$K$2:.$K$10]; 1)&lt;&gt;MATCH([.D136]; [.$K$2:.$K$10];1); INDEX([.$K$2:.$K$10]; MATCH([.D136]*(1+[.$L$2]*0.01); [.$K$2:.$K$10]; 1)); [.D13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7]*[.$H$2]" office:value-type="float" office:value="0">
            <text:p>0</text:p>
          </table:table-cell>
          <table:table-cell table:formula="of:=IF(ROUNDUP([.C137]*[.$I$2]*0.01)&gt;[.$I$4]; ROUNDUP([.C137]*(1+[.$I$2]*0.01)); [.C137]+[.$I$4])" office:value-type="float" office:value="2">
            <text:p>2</text:p>
          </table:table-cell>
          <table:table-cell table:formula="of:=IF(MATCH([.D137]*(1+[.$L$2]*0.01); [.$K$2:.$K$10]; 1)&lt;&gt;MATCH([.D137]; [.$K$2:.$K$10];1); INDEX([.$K$2:.$K$10]; MATCH([.D137]*(1+[.$L$2]*0.01); [.$K$2:.$K$10]; 1)); [.D13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8]*[.$H$2]" office:value-type="float" office:value="0">
            <text:p>0</text:p>
          </table:table-cell>
          <table:table-cell table:formula="of:=IF(ROUNDUP([.C138]*[.$I$2]*0.01)&gt;[.$I$4]; ROUNDUP([.C138]*(1+[.$I$2]*0.01)); [.C138]+[.$I$4])" office:value-type="float" office:value="2">
            <text:p>2</text:p>
          </table:table-cell>
          <table:table-cell table:formula="of:=IF(MATCH([.D138]*(1+[.$L$2]*0.01); [.$K$2:.$K$10]; 1)&lt;&gt;MATCH([.D138]; [.$K$2:.$K$10];1); INDEX([.$K$2:.$K$10]; MATCH([.D138]*(1+[.$L$2]*0.01); [.$K$2:.$K$10]; 1)); [.D13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39]*[.$H$2]" office:value-type="float" office:value="0">
            <text:p>0</text:p>
          </table:table-cell>
          <table:table-cell table:formula="of:=IF(ROUNDUP([.C139]*[.$I$2]*0.01)&gt;[.$I$4]; ROUNDUP([.C139]*(1+[.$I$2]*0.01)); [.C139]+[.$I$4])" office:value-type="float" office:value="2">
            <text:p>2</text:p>
          </table:table-cell>
          <table:table-cell table:formula="of:=IF(MATCH([.D139]*(1+[.$L$2]*0.01); [.$K$2:.$K$10]; 1)&lt;&gt;MATCH([.D139]; [.$K$2:.$K$10];1); INDEX([.$K$2:.$K$10]; MATCH([.D139]*(1+[.$L$2]*0.01); [.$K$2:.$K$10]; 1)); [.D13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0]*[.$H$2]" office:value-type="float" office:value="0">
            <text:p>0</text:p>
          </table:table-cell>
          <table:table-cell table:formula="of:=IF(ROUNDUP([.C140]*[.$I$2]*0.01)&gt;[.$I$4]; ROUNDUP([.C140]*(1+[.$I$2]*0.01)); [.C140]+[.$I$4])" office:value-type="float" office:value="2">
            <text:p>2</text:p>
          </table:table-cell>
          <table:table-cell table:formula="of:=IF(MATCH([.D140]*(1+[.$L$2]*0.01); [.$K$2:.$K$10]; 1)&lt;&gt;MATCH([.D140]; [.$K$2:.$K$10];1); INDEX([.$K$2:.$K$10]; MATCH([.D140]*(1+[.$L$2]*0.01); [.$K$2:.$K$10]; 1)); [.D14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1]*[.$H$2]" office:value-type="float" office:value="0">
            <text:p>0</text:p>
          </table:table-cell>
          <table:table-cell table:formula="of:=IF(ROUNDUP([.C141]*[.$I$2]*0.01)&gt;[.$I$4]; ROUNDUP([.C141]*(1+[.$I$2]*0.01)); [.C141]+[.$I$4])" office:value-type="float" office:value="2">
            <text:p>2</text:p>
          </table:table-cell>
          <table:table-cell table:formula="of:=IF(MATCH([.D141]*(1+[.$L$2]*0.01); [.$K$2:.$K$10]; 1)&lt;&gt;MATCH([.D141]; [.$K$2:.$K$10];1); INDEX([.$K$2:.$K$10]; MATCH([.D141]*(1+[.$L$2]*0.01); [.$K$2:.$K$10]; 1)); [.D14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2]*[.$H$2]" office:value-type="float" office:value="0">
            <text:p>0</text:p>
          </table:table-cell>
          <table:table-cell table:formula="of:=IF(ROUNDUP([.C142]*[.$I$2]*0.01)&gt;[.$I$4]; ROUNDUP([.C142]*(1+[.$I$2]*0.01)); [.C142]+[.$I$4])" office:value-type="float" office:value="2">
            <text:p>2</text:p>
          </table:table-cell>
          <table:table-cell table:formula="of:=IF(MATCH([.D142]*(1+[.$L$2]*0.01); [.$K$2:.$K$10]; 1)&lt;&gt;MATCH([.D142]; [.$K$2:.$K$10];1); INDEX([.$K$2:.$K$10]; MATCH([.D142]*(1+[.$L$2]*0.01); [.$K$2:.$K$10]; 1)); [.D14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3]*[.$H$2]" office:value-type="float" office:value="0">
            <text:p>0</text:p>
          </table:table-cell>
          <table:table-cell table:formula="of:=IF(ROUNDUP([.C143]*[.$I$2]*0.01)&gt;[.$I$4]; ROUNDUP([.C143]*(1+[.$I$2]*0.01)); [.C143]+[.$I$4])" office:value-type="float" office:value="2">
            <text:p>2</text:p>
          </table:table-cell>
          <table:table-cell table:formula="of:=IF(MATCH([.D143]*(1+[.$L$2]*0.01); [.$K$2:.$K$10]; 1)&lt;&gt;MATCH([.D143]; [.$K$2:.$K$10];1); INDEX([.$K$2:.$K$10]; MATCH([.D143]*(1+[.$L$2]*0.01); [.$K$2:.$K$10]; 1)); [.D14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4]*[.$H$2]" office:value-type="float" office:value="0">
            <text:p>0</text:p>
          </table:table-cell>
          <table:table-cell table:formula="of:=IF(ROUNDUP([.C144]*[.$I$2]*0.01)&gt;[.$I$4]; ROUNDUP([.C144]*(1+[.$I$2]*0.01)); [.C144]+[.$I$4])" office:value-type="float" office:value="2">
            <text:p>2</text:p>
          </table:table-cell>
          <table:table-cell table:formula="of:=IF(MATCH([.D144]*(1+[.$L$2]*0.01); [.$K$2:.$K$10]; 1)&lt;&gt;MATCH([.D144]; [.$K$2:.$K$10];1); INDEX([.$K$2:.$K$10]; MATCH([.D144]*(1+[.$L$2]*0.01); [.$K$2:.$K$10]; 1)); [.D14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5]*[.$H$2]" office:value-type="float" office:value="0">
            <text:p>0</text:p>
          </table:table-cell>
          <table:table-cell table:formula="of:=IF(ROUNDUP([.C145]*[.$I$2]*0.01)&gt;[.$I$4]; ROUNDUP([.C145]*(1+[.$I$2]*0.01)); [.C145]+[.$I$4])" office:value-type="float" office:value="2">
            <text:p>2</text:p>
          </table:table-cell>
          <table:table-cell table:formula="of:=IF(MATCH([.D145]*(1+[.$L$2]*0.01); [.$K$2:.$K$10]; 1)&lt;&gt;MATCH([.D145]; [.$K$2:.$K$10];1); INDEX([.$K$2:.$K$10]; MATCH([.D145]*(1+[.$L$2]*0.01); [.$K$2:.$K$10]; 1)); [.D14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6]*[.$H$2]" office:value-type="float" office:value="0">
            <text:p>0</text:p>
          </table:table-cell>
          <table:table-cell table:formula="of:=IF(ROUNDUP([.C146]*[.$I$2]*0.01)&gt;[.$I$4]; ROUNDUP([.C146]*(1+[.$I$2]*0.01)); [.C146]+[.$I$4])" office:value-type="float" office:value="2">
            <text:p>2</text:p>
          </table:table-cell>
          <table:table-cell table:formula="of:=IF(MATCH([.D146]*(1+[.$L$2]*0.01); [.$K$2:.$K$10]; 1)&lt;&gt;MATCH([.D146]; [.$K$2:.$K$10];1); INDEX([.$K$2:.$K$10]; MATCH([.D146]*(1+[.$L$2]*0.01); [.$K$2:.$K$10]; 1)); [.D14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7]*[.$H$2]" office:value-type="float" office:value="0">
            <text:p>0</text:p>
          </table:table-cell>
          <table:table-cell table:formula="of:=IF(ROUNDUP([.C147]*[.$I$2]*0.01)&gt;[.$I$4]; ROUNDUP([.C147]*(1+[.$I$2]*0.01)); [.C147]+[.$I$4])" office:value-type="float" office:value="2">
            <text:p>2</text:p>
          </table:table-cell>
          <table:table-cell table:formula="of:=IF(MATCH([.D147]*(1+[.$L$2]*0.01); [.$K$2:.$K$10]; 1)&lt;&gt;MATCH([.D147]; [.$K$2:.$K$10];1); INDEX([.$K$2:.$K$10]; MATCH([.D147]*(1+[.$L$2]*0.01); [.$K$2:.$K$10]; 1)); [.D14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8]*[.$H$2]" office:value-type="float" office:value="0">
            <text:p>0</text:p>
          </table:table-cell>
          <table:table-cell table:formula="of:=IF(ROUNDUP([.C148]*[.$I$2]*0.01)&gt;[.$I$4]; ROUNDUP([.C148]*(1+[.$I$2]*0.01)); [.C148]+[.$I$4])" office:value-type="float" office:value="2">
            <text:p>2</text:p>
          </table:table-cell>
          <table:table-cell table:formula="of:=IF(MATCH([.D148]*(1+[.$L$2]*0.01); [.$K$2:.$K$10]; 1)&lt;&gt;MATCH([.D148]; [.$K$2:.$K$10];1); INDEX([.$K$2:.$K$10]; MATCH([.D148]*(1+[.$L$2]*0.01); [.$K$2:.$K$10]; 1)); [.D14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49]*[.$H$2]" office:value-type="float" office:value="0">
            <text:p>0</text:p>
          </table:table-cell>
          <table:table-cell table:formula="of:=IF(ROUNDUP([.C149]*[.$I$2]*0.01)&gt;[.$I$4]; ROUNDUP([.C149]*(1+[.$I$2]*0.01)); [.C149]+[.$I$4])" office:value-type="float" office:value="2">
            <text:p>2</text:p>
          </table:table-cell>
          <table:table-cell table:formula="of:=IF(MATCH([.D149]*(1+[.$L$2]*0.01); [.$K$2:.$K$10]; 1)&lt;&gt;MATCH([.D149]; [.$K$2:.$K$10];1); INDEX([.$K$2:.$K$10]; MATCH([.D149]*(1+[.$L$2]*0.01); [.$K$2:.$K$10]; 1)); [.D14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0]*[.$H$2]" office:value-type="float" office:value="0">
            <text:p>0</text:p>
          </table:table-cell>
          <table:table-cell table:formula="of:=IF(ROUNDUP([.C150]*[.$I$2]*0.01)&gt;[.$I$4]; ROUNDUP([.C150]*(1+[.$I$2]*0.01)); [.C150]+[.$I$4])" office:value-type="float" office:value="2">
            <text:p>2</text:p>
          </table:table-cell>
          <table:table-cell table:formula="of:=IF(MATCH([.D150]*(1+[.$L$2]*0.01); [.$K$2:.$K$10]; 1)&lt;&gt;MATCH([.D150]; [.$K$2:.$K$10];1); INDEX([.$K$2:.$K$10]; MATCH([.D150]*(1+[.$L$2]*0.01); [.$K$2:.$K$10]; 1)); [.D15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1]*[.$H$2]" office:value-type="float" office:value="0">
            <text:p>0</text:p>
          </table:table-cell>
          <table:table-cell table:formula="of:=IF(ROUNDUP([.C151]*[.$I$2]*0.01)&gt;[.$I$4]; ROUNDUP([.C151]*(1+[.$I$2]*0.01)); [.C151]+[.$I$4])" office:value-type="float" office:value="2">
            <text:p>2</text:p>
          </table:table-cell>
          <table:table-cell table:formula="of:=IF(MATCH([.D151]*(1+[.$L$2]*0.01); [.$K$2:.$K$10]; 1)&lt;&gt;MATCH([.D151]; [.$K$2:.$K$10];1); INDEX([.$K$2:.$K$10]; MATCH([.D151]*(1+[.$L$2]*0.01); [.$K$2:.$K$10]; 1)); [.D15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2]*[.$H$2]" office:value-type="float" office:value="0">
            <text:p>0</text:p>
          </table:table-cell>
          <table:table-cell table:formula="of:=IF(ROUNDUP([.C152]*[.$I$2]*0.01)&gt;[.$I$4]; ROUNDUP([.C152]*(1+[.$I$2]*0.01)); [.C152]+[.$I$4])" office:value-type="float" office:value="2">
            <text:p>2</text:p>
          </table:table-cell>
          <table:table-cell table:formula="of:=IF(MATCH([.D152]*(1+[.$L$2]*0.01); [.$K$2:.$K$10]; 1)&lt;&gt;MATCH([.D152]; [.$K$2:.$K$10];1); INDEX([.$K$2:.$K$10]; MATCH([.D152]*(1+[.$L$2]*0.01); [.$K$2:.$K$10]; 1)); [.D15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3]*[.$H$2]" office:value-type="float" office:value="0">
            <text:p>0</text:p>
          </table:table-cell>
          <table:table-cell table:formula="of:=IF(ROUNDUP([.C153]*[.$I$2]*0.01)&gt;[.$I$4]; ROUNDUP([.C153]*(1+[.$I$2]*0.01)); [.C153]+[.$I$4])" office:value-type="float" office:value="2">
            <text:p>2</text:p>
          </table:table-cell>
          <table:table-cell table:formula="of:=IF(MATCH([.D153]*(1+[.$L$2]*0.01); [.$K$2:.$K$10]; 1)&lt;&gt;MATCH([.D153]; [.$K$2:.$K$10];1); INDEX([.$K$2:.$K$10]; MATCH([.D153]*(1+[.$L$2]*0.01); [.$K$2:.$K$10]; 1)); [.D15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4]*[.$H$2]" office:value-type="float" office:value="0">
            <text:p>0</text:p>
          </table:table-cell>
          <table:table-cell table:formula="of:=IF(ROUNDUP([.C154]*[.$I$2]*0.01)&gt;[.$I$4]; ROUNDUP([.C154]*(1+[.$I$2]*0.01)); [.C154]+[.$I$4])" office:value-type="float" office:value="2">
            <text:p>2</text:p>
          </table:table-cell>
          <table:table-cell table:formula="of:=IF(MATCH([.D154]*(1+[.$L$2]*0.01); [.$K$2:.$K$10]; 1)&lt;&gt;MATCH([.D154]; [.$K$2:.$K$10];1); INDEX([.$K$2:.$K$10]; MATCH([.D154]*(1+[.$L$2]*0.01); [.$K$2:.$K$10]; 1)); [.D15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5]*[.$H$2]" office:value-type="float" office:value="0">
            <text:p>0</text:p>
          </table:table-cell>
          <table:table-cell table:formula="of:=IF(ROUNDUP([.C155]*[.$I$2]*0.01)&gt;[.$I$4]; ROUNDUP([.C155]*(1+[.$I$2]*0.01)); [.C155]+[.$I$4])" office:value-type="float" office:value="2">
            <text:p>2</text:p>
          </table:table-cell>
          <table:table-cell table:formula="of:=IF(MATCH([.D155]*(1+[.$L$2]*0.01); [.$K$2:.$K$10]; 1)&lt;&gt;MATCH([.D155]; [.$K$2:.$K$10];1); INDEX([.$K$2:.$K$10]; MATCH([.D155]*(1+[.$L$2]*0.01); [.$K$2:.$K$10]; 1)); [.D15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6]*[.$H$2]" office:value-type="float" office:value="0">
            <text:p>0</text:p>
          </table:table-cell>
          <table:table-cell table:formula="of:=IF(ROUNDUP([.C156]*[.$I$2]*0.01)&gt;[.$I$4]; ROUNDUP([.C156]*(1+[.$I$2]*0.01)); [.C156]+[.$I$4])" office:value-type="float" office:value="2">
            <text:p>2</text:p>
          </table:table-cell>
          <table:table-cell table:formula="of:=IF(MATCH([.D156]*(1+[.$L$2]*0.01); [.$K$2:.$K$10]; 1)&lt;&gt;MATCH([.D156]; [.$K$2:.$K$10];1); INDEX([.$K$2:.$K$10]; MATCH([.D156]*(1+[.$L$2]*0.01); [.$K$2:.$K$10]; 1)); [.D15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7]*[.$H$2]" office:value-type="float" office:value="0">
            <text:p>0</text:p>
          </table:table-cell>
          <table:table-cell table:formula="of:=IF(ROUNDUP([.C157]*[.$I$2]*0.01)&gt;[.$I$4]; ROUNDUP([.C157]*(1+[.$I$2]*0.01)); [.C157]+[.$I$4])" office:value-type="float" office:value="2">
            <text:p>2</text:p>
          </table:table-cell>
          <table:table-cell table:formula="of:=IF(MATCH([.D157]*(1+[.$L$2]*0.01); [.$K$2:.$K$10]; 1)&lt;&gt;MATCH([.D157]; [.$K$2:.$K$10];1); INDEX([.$K$2:.$K$10]; MATCH([.D157]*(1+[.$L$2]*0.01); [.$K$2:.$K$10]; 1)); [.D15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8]*[.$H$2]" office:value-type="float" office:value="0">
            <text:p>0</text:p>
          </table:table-cell>
          <table:table-cell table:formula="of:=IF(ROUNDUP([.C158]*[.$I$2]*0.01)&gt;[.$I$4]; ROUNDUP([.C158]*(1+[.$I$2]*0.01)); [.C158]+[.$I$4])" office:value-type="float" office:value="2">
            <text:p>2</text:p>
          </table:table-cell>
          <table:table-cell table:formula="of:=IF(MATCH([.D158]*(1+[.$L$2]*0.01); [.$K$2:.$K$10]; 1)&lt;&gt;MATCH([.D158]; [.$K$2:.$K$10];1); INDEX([.$K$2:.$K$10]; MATCH([.D158]*(1+[.$L$2]*0.01); [.$K$2:.$K$10]; 1)); [.D15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59]*[.$H$2]" office:value-type="float" office:value="0">
            <text:p>0</text:p>
          </table:table-cell>
          <table:table-cell table:formula="of:=IF(ROUNDUP([.C159]*[.$I$2]*0.01)&gt;[.$I$4]; ROUNDUP([.C159]*(1+[.$I$2]*0.01)); [.C159]+[.$I$4])" office:value-type="float" office:value="2">
            <text:p>2</text:p>
          </table:table-cell>
          <table:table-cell table:formula="of:=IF(MATCH([.D159]*(1+[.$L$2]*0.01); [.$K$2:.$K$10]; 1)&lt;&gt;MATCH([.D159]; [.$K$2:.$K$10];1); INDEX([.$K$2:.$K$10]; MATCH([.D159]*(1+[.$L$2]*0.01); [.$K$2:.$K$10]; 1)); [.D15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0]*[.$H$2]" office:value-type="float" office:value="0">
            <text:p>0</text:p>
          </table:table-cell>
          <table:table-cell table:formula="of:=IF(ROUNDUP([.C160]*[.$I$2]*0.01)&gt;[.$I$4]; ROUNDUP([.C160]*(1+[.$I$2]*0.01)); [.C160]+[.$I$4])" office:value-type="float" office:value="2">
            <text:p>2</text:p>
          </table:table-cell>
          <table:table-cell table:formula="of:=IF(MATCH([.D160]*(1+[.$L$2]*0.01); [.$K$2:.$K$10]; 1)&lt;&gt;MATCH([.D160]; [.$K$2:.$K$10];1); INDEX([.$K$2:.$K$10]; MATCH([.D160]*(1+[.$L$2]*0.01); [.$K$2:.$K$10]; 1)); [.D16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1]*[.$H$2]" office:value-type="float" office:value="0">
            <text:p>0</text:p>
          </table:table-cell>
          <table:table-cell table:formula="of:=IF(ROUNDUP([.C161]*[.$I$2]*0.01)&gt;[.$I$4]; ROUNDUP([.C161]*(1+[.$I$2]*0.01)); [.C161]+[.$I$4])" office:value-type="float" office:value="2">
            <text:p>2</text:p>
          </table:table-cell>
          <table:table-cell table:formula="of:=IF(MATCH([.D161]*(1+[.$L$2]*0.01); [.$K$2:.$K$10]; 1)&lt;&gt;MATCH([.D161]; [.$K$2:.$K$10];1); INDEX([.$K$2:.$K$10]; MATCH([.D161]*(1+[.$L$2]*0.01); [.$K$2:.$K$10]; 1)); [.D16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2]*[.$H$2]" office:value-type="float" office:value="0">
            <text:p>0</text:p>
          </table:table-cell>
          <table:table-cell table:formula="of:=IF(ROUNDUP([.C162]*[.$I$2]*0.01)&gt;[.$I$4]; ROUNDUP([.C162]*(1+[.$I$2]*0.01)); [.C162]+[.$I$4])" office:value-type="float" office:value="2">
            <text:p>2</text:p>
          </table:table-cell>
          <table:table-cell table:formula="of:=IF(MATCH([.D162]*(1+[.$L$2]*0.01); [.$K$2:.$K$10]; 1)&lt;&gt;MATCH([.D162]; [.$K$2:.$K$10];1); INDEX([.$K$2:.$K$10]; MATCH([.D162]*(1+[.$L$2]*0.01); [.$K$2:.$K$10]; 1)); [.D16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3]*[.$H$2]" office:value-type="float" office:value="0">
            <text:p>0</text:p>
          </table:table-cell>
          <table:table-cell table:formula="of:=IF(ROUNDUP([.C163]*[.$I$2]*0.01)&gt;[.$I$4]; ROUNDUP([.C163]*(1+[.$I$2]*0.01)); [.C163]+[.$I$4])" office:value-type="float" office:value="2">
            <text:p>2</text:p>
          </table:table-cell>
          <table:table-cell table:formula="of:=IF(MATCH([.D163]*(1+[.$L$2]*0.01); [.$K$2:.$K$10]; 1)&lt;&gt;MATCH([.D163]; [.$K$2:.$K$10];1); INDEX([.$K$2:.$K$10]; MATCH([.D163]*(1+[.$L$2]*0.01); [.$K$2:.$K$10]; 1)); [.D16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4]*[.$H$2]" office:value-type="float" office:value="0">
            <text:p>0</text:p>
          </table:table-cell>
          <table:table-cell table:formula="of:=IF(ROUNDUP([.C164]*[.$I$2]*0.01)&gt;[.$I$4]; ROUNDUP([.C164]*(1+[.$I$2]*0.01)); [.C164]+[.$I$4])" office:value-type="float" office:value="2">
            <text:p>2</text:p>
          </table:table-cell>
          <table:table-cell table:formula="of:=IF(MATCH([.D164]*(1+[.$L$2]*0.01); [.$K$2:.$K$10]; 1)&lt;&gt;MATCH([.D164]; [.$K$2:.$K$10];1); INDEX([.$K$2:.$K$10]; MATCH([.D164]*(1+[.$L$2]*0.01); [.$K$2:.$K$10]; 1)); [.D16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5]*[.$H$2]" office:value-type="float" office:value="0">
            <text:p>0</text:p>
          </table:table-cell>
          <table:table-cell table:formula="of:=IF(ROUNDUP([.C165]*[.$I$2]*0.01)&gt;[.$I$4]; ROUNDUP([.C165]*(1+[.$I$2]*0.01)); [.C165]+[.$I$4])" office:value-type="float" office:value="2">
            <text:p>2</text:p>
          </table:table-cell>
          <table:table-cell table:formula="of:=IF(MATCH([.D165]*(1+[.$L$2]*0.01); [.$K$2:.$K$10]; 1)&lt;&gt;MATCH([.D165]; [.$K$2:.$K$10];1); INDEX([.$K$2:.$K$10]; MATCH([.D165]*(1+[.$L$2]*0.01); [.$K$2:.$K$10]; 1)); [.D16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6]*[.$H$2]" office:value-type="float" office:value="0">
            <text:p>0</text:p>
          </table:table-cell>
          <table:table-cell table:formula="of:=IF(ROUNDUP([.C166]*[.$I$2]*0.01)&gt;[.$I$4]; ROUNDUP([.C166]*(1+[.$I$2]*0.01)); [.C166]+[.$I$4])" office:value-type="float" office:value="2">
            <text:p>2</text:p>
          </table:table-cell>
          <table:table-cell table:formula="of:=IF(MATCH([.D166]*(1+[.$L$2]*0.01); [.$K$2:.$K$10]; 1)&lt;&gt;MATCH([.D166]; [.$K$2:.$K$10];1); INDEX([.$K$2:.$K$10]; MATCH([.D166]*(1+[.$L$2]*0.01); [.$K$2:.$K$10]; 1)); [.D16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7]*[.$H$2]" office:value-type="float" office:value="0">
            <text:p>0</text:p>
          </table:table-cell>
          <table:table-cell table:formula="of:=IF(ROUNDUP([.C167]*[.$I$2]*0.01)&gt;[.$I$4]; ROUNDUP([.C167]*(1+[.$I$2]*0.01)); [.C167]+[.$I$4])" office:value-type="float" office:value="2">
            <text:p>2</text:p>
          </table:table-cell>
          <table:table-cell table:formula="of:=IF(MATCH([.D167]*(1+[.$L$2]*0.01); [.$K$2:.$K$10]; 1)&lt;&gt;MATCH([.D167]; [.$K$2:.$K$10];1); INDEX([.$K$2:.$K$10]; MATCH([.D167]*(1+[.$L$2]*0.01); [.$K$2:.$K$10]; 1)); [.D16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8]*[.$H$2]" office:value-type="float" office:value="0">
            <text:p>0</text:p>
          </table:table-cell>
          <table:table-cell table:formula="of:=IF(ROUNDUP([.C168]*[.$I$2]*0.01)&gt;[.$I$4]; ROUNDUP([.C168]*(1+[.$I$2]*0.01)); [.C168]+[.$I$4])" office:value-type="float" office:value="2">
            <text:p>2</text:p>
          </table:table-cell>
          <table:table-cell table:formula="of:=IF(MATCH([.D168]*(1+[.$L$2]*0.01); [.$K$2:.$K$10]; 1)&lt;&gt;MATCH([.D168]; [.$K$2:.$K$10];1); INDEX([.$K$2:.$K$10]; MATCH([.D168]*(1+[.$L$2]*0.01); [.$K$2:.$K$10]; 1)); [.D16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69]*[.$H$2]" office:value-type="float" office:value="0">
            <text:p>0</text:p>
          </table:table-cell>
          <table:table-cell table:formula="of:=IF(ROUNDUP([.C169]*[.$I$2]*0.01)&gt;[.$I$4]; ROUNDUP([.C169]*(1+[.$I$2]*0.01)); [.C169]+[.$I$4])" office:value-type="float" office:value="2">
            <text:p>2</text:p>
          </table:table-cell>
          <table:table-cell table:formula="of:=IF(MATCH([.D169]*(1+[.$L$2]*0.01); [.$K$2:.$K$10]; 1)&lt;&gt;MATCH([.D169]; [.$K$2:.$K$10];1); INDEX([.$K$2:.$K$10]; MATCH([.D169]*(1+[.$L$2]*0.01); [.$K$2:.$K$10]; 1)); [.D16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0]*[.$H$2]" office:value-type="float" office:value="0">
            <text:p>0</text:p>
          </table:table-cell>
          <table:table-cell table:formula="of:=IF(ROUNDUP([.C170]*[.$I$2]*0.01)&gt;[.$I$4]; ROUNDUP([.C170]*(1+[.$I$2]*0.01)); [.C170]+[.$I$4])" office:value-type="float" office:value="2">
            <text:p>2</text:p>
          </table:table-cell>
          <table:table-cell table:formula="of:=IF(MATCH([.D170]*(1+[.$L$2]*0.01); [.$K$2:.$K$10]; 1)&lt;&gt;MATCH([.D170]; [.$K$2:.$K$10];1); INDEX([.$K$2:.$K$10]; MATCH([.D170]*(1+[.$L$2]*0.01); [.$K$2:.$K$10]; 1)); [.D17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1]*[.$H$2]" office:value-type="float" office:value="0">
            <text:p>0</text:p>
          </table:table-cell>
          <table:table-cell table:formula="of:=IF(ROUNDUP([.C171]*[.$I$2]*0.01)&gt;[.$I$4]; ROUNDUP([.C171]*(1+[.$I$2]*0.01)); [.C171]+[.$I$4])" office:value-type="float" office:value="2">
            <text:p>2</text:p>
          </table:table-cell>
          <table:table-cell table:formula="of:=IF(MATCH([.D171]*(1+[.$L$2]*0.01); [.$K$2:.$K$10]; 1)&lt;&gt;MATCH([.D171]; [.$K$2:.$K$10];1); INDEX([.$K$2:.$K$10]; MATCH([.D171]*(1+[.$L$2]*0.01); [.$K$2:.$K$10]; 1)); [.D17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2]*[.$H$2]" office:value-type="float" office:value="0">
            <text:p>0</text:p>
          </table:table-cell>
          <table:table-cell table:formula="of:=IF(ROUNDUP([.C172]*[.$I$2]*0.01)&gt;[.$I$4]; ROUNDUP([.C172]*(1+[.$I$2]*0.01)); [.C172]+[.$I$4])" office:value-type="float" office:value="2">
            <text:p>2</text:p>
          </table:table-cell>
          <table:table-cell table:formula="of:=IF(MATCH([.D172]*(1+[.$L$2]*0.01); [.$K$2:.$K$10]; 1)&lt;&gt;MATCH([.D172]; [.$K$2:.$K$10];1); INDEX([.$K$2:.$K$10]; MATCH([.D172]*(1+[.$L$2]*0.01); [.$K$2:.$K$10]; 1)); [.D17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3]*[.$H$2]" office:value-type="float" office:value="0">
            <text:p>0</text:p>
          </table:table-cell>
          <table:table-cell table:formula="of:=IF(ROUNDUP([.C173]*[.$I$2]*0.01)&gt;[.$I$4]; ROUNDUP([.C173]*(1+[.$I$2]*0.01)); [.C173]+[.$I$4])" office:value-type="float" office:value="2">
            <text:p>2</text:p>
          </table:table-cell>
          <table:table-cell table:formula="of:=IF(MATCH([.D173]*(1+[.$L$2]*0.01); [.$K$2:.$K$10]; 1)&lt;&gt;MATCH([.D173]; [.$K$2:.$K$10];1); INDEX([.$K$2:.$K$10]; MATCH([.D173]*(1+[.$L$2]*0.01); [.$K$2:.$K$10]; 1)); [.D17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4]*[.$H$2]" office:value-type="float" office:value="0">
            <text:p>0</text:p>
          </table:table-cell>
          <table:table-cell table:formula="of:=IF(ROUNDUP([.C174]*[.$I$2]*0.01)&gt;[.$I$4]; ROUNDUP([.C174]*(1+[.$I$2]*0.01)); [.C174]+[.$I$4])" office:value-type="float" office:value="2">
            <text:p>2</text:p>
          </table:table-cell>
          <table:table-cell table:formula="of:=IF(MATCH([.D174]*(1+[.$L$2]*0.01); [.$K$2:.$K$10]; 1)&lt;&gt;MATCH([.D174]; [.$K$2:.$K$10];1); INDEX([.$K$2:.$K$10]; MATCH([.D174]*(1+[.$L$2]*0.01); [.$K$2:.$K$10]; 1)); [.D17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5]*[.$H$2]" office:value-type="float" office:value="0">
            <text:p>0</text:p>
          </table:table-cell>
          <table:table-cell table:formula="of:=IF(ROUNDUP([.C175]*[.$I$2]*0.01)&gt;[.$I$4]; ROUNDUP([.C175]*(1+[.$I$2]*0.01)); [.C175]+[.$I$4])" office:value-type="float" office:value="2">
            <text:p>2</text:p>
          </table:table-cell>
          <table:table-cell table:formula="of:=IF(MATCH([.D175]*(1+[.$L$2]*0.01); [.$K$2:.$K$10]; 1)&lt;&gt;MATCH([.D175]; [.$K$2:.$K$10];1); INDEX([.$K$2:.$K$10]; MATCH([.D175]*(1+[.$L$2]*0.01); [.$K$2:.$K$10]; 1)); [.D17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6]*[.$H$2]" office:value-type="float" office:value="0">
            <text:p>0</text:p>
          </table:table-cell>
          <table:table-cell table:formula="of:=IF(ROUNDUP([.C176]*[.$I$2]*0.01)&gt;[.$I$4]; ROUNDUP([.C176]*(1+[.$I$2]*0.01)); [.C176]+[.$I$4])" office:value-type="float" office:value="2">
            <text:p>2</text:p>
          </table:table-cell>
          <table:table-cell table:formula="of:=IF(MATCH([.D176]*(1+[.$L$2]*0.01); [.$K$2:.$K$10]; 1)&lt;&gt;MATCH([.D176]; [.$K$2:.$K$10];1); INDEX([.$K$2:.$K$10]; MATCH([.D176]*(1+[.$L$2]*0.01); [.$K$2:.$K$10]; 1)); [.D17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7]*[.$H$2]" office:value-type="float" office:value="0">
            <text:p>0</text:p>
          </table:table-cell>
          <table:table-cell table:formula="of:=IF(ROUNDUP([.C177]*[.$I$2]*0.01)&gt;[.$I$4]; ROUNDUP([.C177]*(1+[.$I$2]*0.01)); [.C177]+[.$I$4])" office:value-type="float" office:value="2">
            <text:p>2</text:p>
          </table:table-cell>
          <table:table-cell table:formula="of:=IF(MATCH([.D177]*(1+[.$L$2]*0.01); [.$K$2:.$K$10]; 1)&lt;&gt;MATCH([.D177]; [.$K$2:.$K$10];1); INDEX([.$K$2:.$K$10]; MATCH([.D177]*(1+[.$L$2]*0.01); [.$K$2:.$K$10]; 1)); [.D17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8]*[.$H$2]" office:value-type="float" office:value="0">
            <text:p>0</text:p>
          </table:table-cell>
          <table:table-cell table:formula="of:=IF(ROUNDUP([.C178]*[.$I$2]*0.01)&gt;[.$I$4]; ROUNDUP([.C178]*(1+[.$I$2]*0.01)); [.C178]+[.$I$4])" office:value-type="float" office:value="2">
            <text:p>2</text:p>
          </table:table-cell>
          <table:table-cell table:formula="of:=IF(MATCH([.D178]*(1+[.$L$2]*0.01); [.$K$2:.$K$10]; 1)&lt;&gt;MATCH([.D178]; [.$K$2:.$K$10];1); INDEX([.$K$2:.$K$10]; MATCH([.D178]*(1+[.$L$2]*0.01); [.$K$2:.$K$10]; 1)); [.D17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79]*[.$H$2]" office:value-type="float" office:value="0">
            <text:p>0</text:p>
          </table:table-cell>
          <table:table-cell table:formula="of:=IF(ROUNDUP([.C179]*[.$I$2]*0.01)&gt;[.$I$4]; ROUNDUP([.C179]*(1+[.$I$2]*0.01)); [.C179]+[.$I$4])" office:value-type="float" office:value="2">
            <text:p>2</text:p>
          </table:table-cell>
          <table:table-cell table:formula="of:=IF(MATCH([.D179]*(1+[.$L$2]*0.01); [.$K$2:.$K$10]; 1)&lt;&gt;MATCH([.D179]; [.$K$2:.$K$10];1); INDEX([.$K$2:.$K$10]; MATCH([.D179]*(1+[.$L$2]*0.01); [.$K$2:.$K$10]; 1)); [.D17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0]*[.$H$2]" office:value-type="float" office:value="0">
            <text:p>0</text:p>
          </table:table-cell>
          <table:table-cell table:formula="of:=IF(ROUNDUP([.C180]*[.$I$2]*0.01)&gt;[.$I$4]; ROUNDUP([.C180]*(1+[.$I$2]*0.01)); [.C180]+[.$I$4])" office:value-type="float" office:value="2">
            <text:p>2</text:p>
          </table:table-cell>
          <table:table-cell table:formula="of:=IF(MATCH([.D180]*(1+[.$L$2]*0.01); [.$K$2:.$K$10]; 1)&lt;&gt;MATCH([.D180]; [.$K$2:.$K$10];1); INDEX([.$K$2:.$K$10]; MATCH([.D180]*(1+[.$L$2]*0.01); [.$K$2:.$K$10]; 1)); [.D18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1]*[.$H$2]" office:value-type="float" office:value="0">
            <text:p>0</text:p>
          </table:table-cell>
          <table:table-cell table:formula="of:=IF(ROUNDUP([.C181]*[.$I$2]*0.01)&gt;[.$I$4]; ROUNDUP([.C181]*(1+[.$I$2]*0.01)); [.C181]+[.$I$4])" office:value-type="float" office:value="2">
            <text:p>2</text:p>
          </table:table-cell>
          <table:table-cell table:formula="of:=IF(MATCH([.D181]*(1+[.$L$2]*0.01); [.$K$2:.$K$10]; 1)&lt;&gt;MATCH([.D181]; [.$K$2:.$K$10];1); INDEX([.$K$2:.$K$10]; MATCH([.D181]*(1+[.$L$2]*0.01); [.$K$2:.$K$10]; 1)); [.D18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2]*[.$H$2]" office:value-type="float" office:value="0">
            <text:p>0</text:p>
          </table:table-cell>
          <table:table-cell table:formula="of:=IF(ROUNDUP([.C182]*[.$I$2]*0.01)&gt;[.$I$4]; ROUNDUP([.C182]*(1+[.$I$2]*0.01)); [.C182]+[.$I$4])" office:value-type="float" office:value="2">
            <text:p>2</text:p>
          </table:table-cell>
          <table:table-cell table:formula="of:=IF(MATCH([.D182]*(1+[.$L$2]*0.01); [.$K$2:.$K$10]; 1)&lt;&gt;MATCH([.D182]; [.$K$2:.$K$10];1); INDEX([.$K$2:.$K$10]; MATCH([.D182]*(1+[.$L$2]*0.01); [.$K$2:.$K$10]; 1)); [.D18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3]*[.$H$2]" office:value-type="float" office:value="0">
            <text:p>0</text:p>
          </table:table-cell>
          <table:table-cell table:formula="of:=IF(ROUNDUP([.C183]*[.$I$2]*0.01)&gt;[.$I$4]; ROUNDUP([.C183]*(1+[.$I$2]*0.01)); [.C183]+[.$I$4])" office:value-type="float" office:value="2">
            <text:p>2</text:p>
          </table:table-cell>
          <table:table-cell table:formula="of:=IF(MATCH([.D183]*(1+[.$L$2]*0.01); [.$K$2:.$K$10]; 1)&lt;&gt;MATCH([.D183]; [.$K$2:.$K$10];1); INDEX([.$K$2:.$K$10]; MATCH([.D183]*(1+[.$L$2]*0.01); [.$K$2:.$K$10]; 1)); [.D18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4]*[.$H$2]" office:value-type="float" office:value="0">
            <text:p>0</text:p>
          </table:table-cell>
          <table:table-cell table:formula="of:=IF(ROUNDUP([.C184]*[.$I$2]*0.01)&gt;[.$I$4]; ROUNDUP([.C184]*(1+[.$I$2]*0.01)); [.C184]+[.$I$4])" office:value-type="float" office:value="2">
            <text:p>2</text:p>
          </table:table-cell>
          <table:table-cell table:formula="of:=IF(MATCH([.D184]*(1+[.$L$2]*0.01); [.$K$2:.$K$10]; 1)&lt;&gt;MATCH([.D184]; [.$K$2:.$K$10];1); INDEX([.$K$2:.$K$10]; MATCH([.D184]*(1+[.$L$2]*0.01); [.$K$2:.$K$10]; 1)); [.D18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5]*[.$H$2]" office:value-type="float" office:value="0">
            <text:p>0</text:p>
          </table:table-cell>
          <table:table-cell table:formula="of:=IF(ROUNDUP([.C185]*[.$I$2]*0.01)&gt;[.$I$4]; ROUNDUP([.C185]*(1+[.$I$2]*0.01)); [.C185]+[.$I$4])" office:value-type="float" office:value="2">
            <text:p>2</text:p>
          </table:table-cell>
          <table:table-cell table:formula="of:=IF(MATCH([.D185]*(1+[.$L$2]*0.01); [.$K$2:.$K$10]; 1)&lt;&gt;MATCH([.D185]; [.$K$2:.$K$10];1); INDEX([.$K$2:.$K$10]; MATCH([.D185]*(1+[.$L$2]*0.01); [.$K$2:.$K$10]; 1)); [.D18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6]*[.$H$2]" office:value-type="float" office:value="0">
            <text:p>0</text:p>
          </table:table-cell>
          <table:table-cell table:formula="of:=IF(ROUNDUP([.C186]*[.$I$2]*0.01)&gt;[.$I$4]; ROUNDUP([.C186]*(1+[.$I$2]*0.01)); [.C186]+[.$I$4])" office:value-type="float" office:value="2">
            <text:p>2</text:p>
          </table:table-cell>
          <table:table-cell table:formula="of:=IF(MATCH([.D186]*(1+[.$L$2]*0.01); [.$K$2:.$K$10]; 1)&lt;&gt;MATCH([.D186]; [.$K$2:.$K$10];1); INDEX([.$K$2:.$K$10]; MATCH([.D186]*(1+[.$L$2]*0.01); [.$K$2:.$K$10]; 1)); [.D18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7]*[.$H$2]" office:value-type="float" office:value="0">
            <text:p>0</text:p>
          </table:table-cell>
          <table:table-cell table:formula="of:=IF(ROUNDUP([.C187]*[.$I$2]*0.01)&gt;[.$I$4]; ROUNDUP([.C187]*(1+[.$I$2]*0.01)); [.C187]+[.$I$4])" office:value-type="float" office:value="2">
            <text:p>2</text:p>
          </table:table-cell>
          <table:table-cell table:formula="of:=IF(MATCH([.D187]*(1+[.$L$2]*0.01); [.$K$2:.$K$10]; 1)&lt;&gt;MATCH([.D187]; [.$K$2:.$K$10];1); INDEX([.$K$2:.$K$10]; MATCH([.D187]*(1+[.$L$2]*0.01); [.$K$2:.$K$10]; 1)); [.D18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8]*[.$H$2]" office:value-type="float" office:value="0">
            <text:p>0</text:p>
          </table:table-cell>
          <table:table-cell table:formula="of:=IF(ROUNDUP([.C188]*[.$I$2]*0.01)&gt;[.$I$4]; ROUNDUP([.C188]*(1+[.$I$2]*0.01)); [.C188]+[.$I$4])" office:value-type="float" office:value="2">
            <text:p>2</text:p>
          </table:table-cell>
          <table:table-cell table:formula="of:=IF(MATCH([.D188]*(1+[.$L$2]*0.01); [.$K$2:.$K$10]; 1)&lt;&gt;MATCH([.D188]; [.$K$2:.$K$10];1); INDEX([.$K$2:.$K$10]; MATCH([.D188]*(1+[.$L$2]*0.01); [.$K$2:.$K$10]; 1)); [.D18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89]*[.$H$2]" office:value-type="float" office:value="0">
            <text:p>0</text:p>
          </table:table-cell>
          <table:table-cell table:formula="of:=IF(ROUNDUP([.C189]*[.$I$2]*0.01)&gt;[.$I$4]; ROUNDUP([.C189]*(1+[.$I$2]*0.01)); [.C189]+[.$I$4])" office:value-type="float" office:value="2">
            <text:p>2</text:p>
          </table:table-cell>
          <table:table-cell table:formula="of:=IF(MATCH([.D189]*(1+[.$L$2]*0.01); [.$K$2:.$K$10]; 1)&lt;&gt;MATCH([.D189]; [.$K$2:.$K$10];1); INDEX([.$K$2:.$K$10]; MATCH([.D189]*(1+[.$L$2]*0.01); [.$K$2:.$K$10]; 1)); [.D18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0]*[.$H$2]" office:value-type="float" office:value="0">
            <text:p>0</text:p>
          </table:table-cell>
          <table:table-cell table:formula="of:=IF(ROUNDUP([.C190]*[.$I$2]*0.01)&gt;[.$I$4]; ROUNDUP([.C190]*(1+[.$I$2]*0.01)); [.C190]+[.$I$4])" office:value-type="float" office:value="2">
            <text:p>2</text:p>
          </table:table-cell>
          <table:table-cell table:formula="of:=IF(MATCH([.D190]*(1+[.$L$2]*0.01); [.$K$2:.$K$10]; 1)&lt;&gt;MATCH([.D190]; [.$K$2:.$K$10];1); INDEX([.$K$2:.$K$10]; MATCH([.D190]*(1+[.$L$2]*0.01); [.$K$2:.$K$10]; 1)); [.D19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1]*[.$H$2]" office:value-type="float" office:value="0">
            <text:p>0</text:p>
          </table:table-cell>
          <table:table-cell table:formula="of:=IF(ROUNDUP([.C191]*[.$I$2]*0.01)&gt;[.$I$4]; ROUNDUP([.C191]*(1+[.$I$2]*0.01)); [.C191]+[.$I$4])" office:value-type="float" office:value="2">
            <text:p>2</text:p>
          </table:table-cell>
          <table:table-cell table:formula="of:=IF(MATCH([.D191]*(1+[.$L$2]*0.01); [.$K$2:.$K$10]; 1)&lt;&gt;MATCH([.D191]; [.$K$2:.$K$10];1); INDEX([.$K$2:.$K$10]; MATCH([.D191]*(1+[.$L$2]*0.01); [.$K$2:.$K$10]; 1)); [.D19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2]*[.$H$2]" office:value-type="float" office:value="0">
            <text:p>0</text:p>
          </table:table-cell>
          <table:table-cell table:formula="of:=IF(ROUNDUP([.C192]*[.$I$2]*0.01)&gt;[.$I$4]; ROUNDUP([.C192]*(1+[.$I$2]*0.01)); [.C192]+[.$I$4])" office:value-type="float" office:value="2">
            <text:p>2</text:p>
          </table:table-cell>
          <table:table-cell table:formula="of:=IF(MATCH([.D192]*(1+[.$L$2]*0.01); [.$K$2:.$K$10]; 1)&lt;&gt;MATCH([.D192]; [.$K$2:.$K$10];1); INDEX([.$K$2:.$K$10]; MATCH([.D192]*(1+[.$L$2]*0.01); [.$K$2:.$K$10]; 1)); [.D19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3]*[.$H$2]" office:value-type="float" office:value="0">
            <text:p>0</text:p>
          </table:table-cell>
          <table:table-cell table:formula="of:=IF(ROUNDUP([.C193]*[.$I$2]*0.01)&gt;[.$I$4]; ROUNDUP([.C193]*(1+[.$I$2]*0.01)); [.C193]+[.$I$4])" office:value-type="float" office:value="2">
            <text:p>2</text:p>
          </table:table-cell>
          <table:table-cell table:formula="of:=IF(MATCH([.D193]*(1+[.$L$2]*0.01); [.$K$2:.$K$10]; 1)&lt;&gt;MATCH([.D193]; [.$K$2:.$K$10];1); INDEX([.$K$2:.$K$10]; MATCH([.D193]*(1+[.$L$2]*0.01); [.$K$2:.$K$10]; 1)); [.D19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4]*[.$H$2]" office:value-type="float" office:value="0">
            <text:p>0</text:p>
          </table:table-cell>
          <table:table-cell table:formula="of:=IF(ROUNDUP([.C194]*[.$I$2]*0.01)&gt;[.$I$4]; ROUNDUP([.C194]*(1+[.$I$2]*0.01)); [.C194]+[.$I$4])" office:value-type="float" office:value="2">
            <text:p>2</text:p>
          </table:table-cell>
          <table:table-cell table:formula="of:=IF(MATCH([.D194]*(1+[.$L$2]*0.01); [.$K$2:.$K$10]; 1)&lt;&gt;MATCH([.D194]; [.$K$2:.$K$10];1); INDEX([.$K$2:.$K$10]; MATCH([.D194]*(1+[.$L$2]*0.01); [.$K$2:.$K$10]; 1)); [.D194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5]*[.$H$2]" office:value-type="float" office:value="0">
            <text:p>0</text:p>
          </table:table-cell>
          <table:table-cell table:formula="of:=IF(ROUNDUP([.C195]*[.$I$2]*0.01)&gt;[.$I$4]; ROUNDUP([.C195]*(1+[.$I$2]*0.01)); [.C195]+[.$I$4])" office:value-type="float" office:value="2">
            <text:p>2</text:p>
          </table:table-cell>
          <table:table-cell table:formula="of:=IF(MATCH([.D195]*(1+[.$L$2]*0.01); [.$K$2:.$K$10]; 1)&lt;&gt;MATCH([.D195]; [.$K$2:.$K$10];1); INDEX([.$K$2:.$K$10]; MATCH([.D195]*(1+[.$L$2]*0.01); [.$K$2:.$K$10]; 1)); [.D195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6]*[.$H$2]" office:value-type="float" office:value="0">
            <text:p>0</text:p>
          </table:table-cell>
          <table:table-cell table:formula="of:=IF(ROUNDUP([.C196]*[.$I$2]*0.01)&gt;[.$I$4]; ROUNDUP([.C196]*(1+[.$I$2]*0.01)); [.C196]+[.$I$4])" office:value-type="float" office:value="2">
            <text:p>2</text:p>
          </table:table-cell>
          <table:table-cell table:formula="of:=IF(MATCH([.D196]*(1+[.$L$2]*0.01); [.$K$2:.$K$10]; 1)&lt;&gt;MATCH([.D196]; [.$K$2:.$K$10];1); INDEX([.$K$2:.$K$10]; MATCH([.D196]*(1+[.$L$2]*0.01); [.$K$2:.$K$10]; 1)); [.D196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7]*[.$H$2]" office:value-type="float" office:value="0">
            <text:p>0</text:p>
          </table:table-cell>
          <table:table-cell table:formula="of:=IF(ROUNDUP([.C197]*[.$I$2]*0.01)&gt;[.$I$4]; ROUNDUP([.C197]*(1+[.$I$2]*0.01)); [.C197]+[.$I$4])" office:value-type="float" office:value="2">
            <text:p>2</text:p>
          </table:table-cell>
          <table:table-cell table:formula="of:=IF(MATCH([.D197]*(1+[.$L$2]*0.01); [.$K$2:.$K$10]; 1)&lt;&gt;MATCH([.D197]; [.$K$2:.$K$10];1); INDEX([.$K$2:.$K$10]; MATCH([.D197]*(1+[.$L$2]*0.01); [.$K$2:.$K$10]; 1)); [.D197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8]*[.$H$2]" office:value-type="float" office:value="0">
            <text:p>0</text:p>
          </table:table-cell>
          <table:table-cell table:formula="of:=IF(ROUNDUP([.C198]*[.$I$2]*0.01)&gt;[.$I$4]; ROUNDUP([.C198]*(1+[.$I$2]*0.01)); [.C198]+[.$I$4])" office:value-type="float" office:value="2">
            <text:p>2</text:p>
          </table:table-cell>
          <table:table-cell table:formula="of:=IF(MATCH([.D198]*(1+[.$L$2]*0.01); [.$K$2:.$K$10]; 1)&lt;&gt;MATCH([.D198]; [.$K$2:.$K$10];1); INDEX([.$K$2:.$K$10]; MATCH([.D198]*(1+[.$L$2]*0.01); [.$K$2:.$K$10]; 1)); [.D198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199]*[.$H$2]" office:value-type="float" office:value="0">
            <text:p>0</text:p>
          </table:table-cell>
          <table:table-cell table:formula="of:=IF(ROUNDUP([.C199]*[.$I$2]*0.01)&gt;[.$I$4]; ROUNDUP([.C199]*(1+[.$I$2]*0.01)); [.C199]+[.$I$4])" office:value-type="float" office:value="2">
            <text:p>2</text:p>
          </table:table-cell>
          <table:table-cell table:formula="of:=IF(MATCH([.D199]*(1+[.$L$2]*0.01); [.$K$2:.$K$10]; 1)&lt;&gt;MATCH([.D199]; [.$K$2:.$K$10];1); INDEX([.$K$2:.$K$10]; MATCH([.D199]*(1+[.$L$2]*0.01); [.$K$2:.$K$10]; 1)); [.D199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200]*[.$H$2]" office:value-type="float" office:value="0">
            <text:p>0</text:p>
          </table:table-cell>
          <table:table-cell table:formula="of:=IF(ROUNDUP([.C200]*[.$I$2]*0.01)&gt;[.$I$4]; ROUNDUP([.C200]*(1+[.$I$2]*0.01)); [.C200]+[.$I$4])" office:value-type="float" office:value="2">
            <text:p>2</text:p>
          </table:table-cell>
          <table:table-cell table:formula="of:=IF(MATCH([.D200]*(1+[.$L$2]*0.01); [.$K$2:.$K$10]; 1)&lt;&gt;MATCH([.D200]; [.$K$2:.$K$10];1); INDEX([.$K$2:.$K$10]; MATCH([.D200]*(1+[.$L$2]*0.01); [.$K$2:.$K$10]; 1)); [.D200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201]*[.$H$2]" office:value-type="float" office:value="0">
            <text:p>0</text:p>
          </table:table-cell>
          <table:table-cell table:formula="of:=IF(ROUNDUP([.C201]*[.$I$2]*0.01)&gt;[.$I$4]; ROUNDUP([.C201]*(1+[.$I$2]*0.01)); [.C201]+[.$I$4])" office:value-type="float" office:value="2">
            <text:p>2</text:p>
          </table:table-cell>
          <table:table-cell table:formula="of:=IF(MATCH([.D201]*(1+[.$L$2]*0.01); [.$K$2:.$K$10]; 1)&lt;&gt;MATCH([.D201]; [.$K$2:.$K$10];1); INDEX([.$K$2:.$K$10]; MATCH([.D201]*(1+[.$L$2]*0.01); [.$K$2:.$K$10]; 1)); [.D201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202]*[.$H$2]" office:value-type="float" office:value="0">
            <text:p>0</text:p>
          </table:table-cell>
          <table:table-cell table:formula="of:=IF(ROUNDUP([.C202]*[.$I$2]*0.01)&gt;[.$I$4]; ROUNDUP([.C202]*(1+[.$I$2]*0.01)); [.C202]+[.$I$4])" office:value-type="float" office:value="2">
            <text:p>2</text:p>
          </table:table-cell>
          <table:table-cell table:formula="of:=IF(MATCH([.D202]*(1+[.$L$2]*0.01); [.$K$2:.$K$10]; 1)&lt;&gt;MATCH([.D202]; [.$K$2:.$K$10];1); INDEX([.$K$2:.$K$10]; MATCH([.D202]*(1+[.$L$2]*0.01); [.$K$2:.$K$10]; 1)); [.D202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203]*[.$H$2]" office:value-type="float" office:value="0">
            <text:p>0</text:p>
          </table:table-cell>
          <table:table-cell table:formula="of:=IF(ROUNDUP([.C203]*[.$I$2]*0.01)&gt;[.$I$4]; ROUNDUP([.C203]*(1+[.$I$2]*0.01)); [.C203]+[.$I$4])" office:value-type="float" office:value="2">
            <text:p>2</text:p>
          </table:table-cell>
          <table:table-cell table:formula="of:=IF(MATCH([.D203]*(1+[.$L$2]*0.01); [.$K$2:.$K$10]; 1)&lt;&gt;MATCH([.D203]; [.$K$2:.$K$10];1); INDEX([.$K$2:.$K$10]; MATCH([.D203]*(1+[.$L$2]*0.01); [.$K$2:.$K$10]; 1)); [.D203])"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/>
          <table:table-cell table:formula="of:=[.B204]*[.$H$2]" office:value-type="float" office:value="0">
            <text:p>0</text:p>
          </table:table-cell>
          <table:table-cell table:formula="of:=IF(ROUNDUP([.C204]*[.$I$2]*0.01)&gt;[.$I$4]; ROUNDUP([.C204]*(1+[.$I$2]*0.01)); [.C204]+[.$I$4])" office:value-type="float" office:value="2">
            <text:p>2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10/26/2017</text:date>, <text:time>13:5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7-10-26T13:58:00.19</dc:date>
    <dc:creator>Magne Lauritzen</dc:creator>
    <meta:editing-duration>PT2H34M44S</meta:editing-duration>
    <meta:editing-cycles>8</meta:editing-cycles>
    <meta:document-statistic meta:table-count="1" meta:cell-count="904" meta:object-count="0"/>
  </office:meta>
</office:document-meta>
</file>